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uri</text:p>
          </table:table-cell>
          <table:table-cell office:value-type="string" calcext:value-type="string">
            <text:p>englishTitle</text:p>
          </table:table-cell>
          <table:table-cell office:value-type="string" calcext:value-type="string">
            <text:p>syriacTitle</text:p>
          </table:table-cell>
          <table:table-cell office:value-type="string" calcext:value-type="string">
            <text:p>incipit</text:p>
          </table:table-cell>
          <table:table-cell office:value-type="string" calcext:value-type="string">
            <text:p>explicit</text:p>
          </table:table-cell>
          <table:table-cell office:value-type="string" calcext:value-type="string">
            <text:p>syriacCorpusUri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ttp://syriaca.org/work/1040</text:p>
          </table:table-cell>
          <table:table-cell office:value-type="string" calcext:value-type="string">
            <text:p>Thomas, the Apostle (text)</text:p>
          </table:table-cell>
          <table:table-cell office:value-type="string" calcext:value-type="string">
            <text:p>ܬܐܘܡܐ</text:p>
          </table:table-cell>
          <table:table-cell office:value-type="string" calcext:value-type="string">
            <text:p>ܐܘܣܦ ܠܝ ܡܪܝ ܡܢ ܡܘܗܒܬܟ ܐܝܟ ܕܡܥܕ ܐܢܬ: ܕܐܨܘܪ ܫܘܦܪܗ ܕܗܿܘ ܕܐܙܕܒܢ ܡܛܠ ܚܘܒܟ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syriaca.org/work/1041</text:p>
          </table:table-cell>
          <table:table-cell office:value-type="string" calcext:value-type="string">
            <text:p>Thomas, the Apostle (text)</text:p>
          </table:table-cell>
          <table:table-cell office:value-type="string" calcext:value-type="string">
            <text:p>ܬܐܘܡܐ</text:p>
          </table:table-cell>
          <table:table-cell office:value-type="string" calcext:value-type="string">
            <text:p>ܒܪܐ ܕܡܝܬ ܘܚܝܐ ܘܐܬܢܚܡ ܒܗ ܓܢܣܐ ܕܐܢܫ̈ܐ: ܢܚܡ ܬܪܥܝܬ ܡܢ ܚܫܘܟܐ ܕܩܒܝܪܐ ܒܗ.</text:p>
          </table:table-cell>
          <table:table-cell office:value-type="string" calcext:value-type="string">
            <text:p>ܒܪܝܟ ܗܘ ܕܝܗܒ ܠܗ ܚܝܠܐ ܠܥܒܕܗ ܘܢܨܚ ܒܫܡܗ: ܕܗܘ ܒܨܠܘܬܗ ܢܢܛܪ ܟܢܫܢ ܡܢ ܢܟܝ̈ܢܐ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1068</text:p>
          </table:table-cell>
          <table:table-cell office:value-type="string" calcext:value-type="string">
            <text:p>Daniel of Galash (text)</text:p>
          </table:table-cell>
          <table:table-cell/>
          <table:table-cell office:value-type="string" calcext:value-type="string">
            <text:p>ܕܢܒܪܟ ܠܡܪܝܐ ܒܟܠܙܒܢ ܡܠܬܐ ܐܠܗܝܬܐ ܦܩܕܐ ܠܢ. ܕܒܟܠܥܕܢ ܬܫܒܘܚܬܐ ܚܕܬܐ ܒܦܘܡܢ ܠܡܪܝܐ ܢܙܡܪ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syriaca.org/work/1076</text:p>
          </table:table-cell>
          <table:table-cell office:value-type="string" calcext:value-type="string">
            <text:p>Mary Mother of God (text)</text:p>
          </table:table-cell>
          <table:table-cell office:value-type="string" calcext:value-type="string">
            <text:p>ܡܪܝܡ ܝܠܕܬ ܐܠܗܐ</text:p>
          </table:table-cell>
          <table:table-cell office:value-type="string" calcext:value-type="string">
            <text:p>ܛܒܐ ܕܦܬܝܚ ܬܪܥܗ ܠܒܝ̈ܫܐ ܘܠܚܛܝ̈ܐ: ܗܒ ܠܝ ܐܥܘܠ ܐܚܙܐ ܫܘܦܪܟ ܟܕ ܬܗܪ ܐܢܐ.</text:p>
          </table:table-cell>
          <table:table-cell office:value-type="string" calcext:value-type="string">
            <text:p>ܛܘܒܝܗܿ ܕܒܪܗܿ ܝܗܒ ܛܘܒܐ ܠܟܠ ܛܘ̈ܒܢܐ: ܒܪܝܟ ܕܕܢܚ ܠܢ ܡܢ ܕܟܝܘܬܗܿ ܩܕܝܫܐܝܬ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1077</text:p>
          </table:table-cell>
          <table:table-cell office:value-type="string" calcext:value-type="string">
            <text:p>Mary Mother of God (Annunciation) (text)</text:p>
          </table:table-cell>
          <table:table-cell office:value-type="string" calcext:value-type="string">
            <text:p>ܡܪܝܡ ܝܠܕܬ ܐܠܗܐ</text:p>
          </table:table-cell>
          <table:table-cell office:value-type="string" calcext:value-type="string">
            <text:p>ܒܪ ܐܠܗܐ ܕܐܝܬܘܗܝ ܡܠܬܐ ܕܠܐ ܡܬܡܠܠ: ܗܒ ܠܝ ܡܠܬܐ ܕܙܡܪܐ ܫܘܒܚܟ ܥܬܝܪܐܝܬ.</text:p>
          </table:table-cell>
          <table:table-cell office:value-type="string" calcext:value-type="string">
            <text:p>ܘܡܢ ܣܘܥܪ̈ܢܘܗܝ ܝܠܦܗ ܥܠܡܐ ܕܒܪ ܐܠܗܐ ܗܘ: ܒܪܝܟ ܗܘ ܟܣܝܐ ܕܐܬܐ ܠܓܠܝܐ ܕܢܚܐ ܠܐܕܡ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1078</text:p>
          </table:table-cell>
          <table:table-cell office:value-type="string" calcext:value-type="string">
            <text:p>Mary Mother of God (Visitation) (text)</text:p>
          </table:table-cell>
          <table:table-cell office:value-type="string" calcext:value-type="string">
            <text:p>ܡܪܝܡ ܝܠܕܬ ܐܠܗܐ</text:p>
          </table:table-cell>
          <table:table-cell office:value-type="string" calcext:value-type="string">
            <text:p>ܒܟ ܡܪܐ ܟܠ ܢܬܬܙܝܥ ܟܢܪܝ ܥܠ ܬܫܒܘܚܬܟ: ܕܒܟ ܗܘ ܣܦܿܩ ܐܝܢܐ ܕܚܒܿܨ ܕܢܡܠܠ ܠܟ.</text:p>
          </table:table-cell>
          <table:table-cell office:value-type="string" calcext:value-type="string">
            <text:p>ܒܡܠܬܐ ܘܩܠܐ ܬܗܪܐ ܪܒܐ ܠܕܦܪܘܫܝܢ: ܒܪܝܟ ܗܘ ܡܠܬܐ ܕܐܟܪܙ ܩܠܐ ܥܠ ܓܠܝܢܗ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1079</text:p>
          </table:table-cell>
          <table:table-cell office:value-type="string" calcext:value-type="string">
            <text:p>Mary Mother of God (Virginity) (text)</text:p>
          </table:table-cell>
          <table:table-cell office:value-type="string" calcext:value-type="string">
            <text:p>ܡܪܝܡ ܝܠܕܬ ܐܠܗܐ</text:p>
          </table:table-cell>
          <table:table-cell office:value-type="string" calcext:value-type="string">
            <text:p>ܒܪܗܿ ܕܒܬܘܠܬܐ ܕܪܡ ܗܘ ܡܐܡܪܗ ܡܢ ܚܟܝ̈ܡܐ: ܡܠܝܢܝ ܡܘܗܒܬܟ ܐܢܗܪ ܘܐܡܪ ܥܠ ܡܘܠܕܟ.</text:p>
          </table:table-cell>
          <table:table-cell office:value-type="string" calcext:value-type="string">
            <text:p>ܒܬܘܠܬܐ ܗܝ ܡܪܝܡ ܘܒܬܘܠܬܘܬܗܿ ܡܢ ܥܠܡ ܗܝ: ܒܪܝܟ ܕܐܣܓܝ ܠܗܿ ܫܘܦܪ̈ܐ ܒܝܠܕܗܿ ܠܡܨܠܠܬܐ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1080</text:p>
          </table:table-cell>
          <table:table-cell office:value-type="string" calcext:value-type="string">
            <text:p>Mary Mother of God (Death) (text)</text:p>
          </table:table-cell>
          <table:table-cell office:value-type="string" calcext:value-type="string">
            <text:p>ܡܪܝܡ ܝܠܕܬ ܐܠܗܐ</text:p>
          </table:table-cell>
          <table:table-cell office:value-type="string" calcext:value-type="string">
            <text:p>ܒܪܐ ܕܒܚܘܒܗ ܐܪܟܢ ܪܘܡܐ ܘܢܚܬ ܠܐܪܥܐ: ܘܠܒܫ ܦܓܪܐ ܘܗܘܐ ܐܢܫܐ ܡܢ ܒܪܬ ܕܘܝܕ.</text:p>
          </table:table-cell>
          <table:table-cell office:value-type="string" calcext:value-type="string">
            <text:p>ܚܬܢܐ ܡܫܝܚܐ ܠܟ ܬܫܒܘܚܬܐ ܡܢ ܟܠ ܦܘ̈ܡܝܢ: ܘܥܠܝܢ ܪ̈ܚܡܐ ܒܟܠܥܕܢ̈ܝܢ ܐܡܝܢ ܘܐܡܝܢ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1151</text:p>
          </table:table-cell>
          <table:table-cell office:value-type="string" calcext:value-type="string">
            <text:p>The Children of Ephesus (text)</text:p>
          </table:table-cell>
          <table:table-cell/>
          <table:table-cell office:value-type="string" calcext:value-type="string">
            <text:p>ܒܪ ܐܠܗܐ ܕܦܬܝܚ ܬܪܥܗ ܠܕܩܿܪܐ ܠܗ. ܦܬܚ ܠܝ ܬܪܥܟ ܐܙܡܪ ܫܘܦܪܐ ܕܒܢ̈ܝ ܢܘܗܪܐ.</text:p>
          </table:table-cell>
          <table:table-cell office:value-type="string" calcext:value-type="string">
            <text:p>ܒܪܝܟ ܗܘ ܪܥܝܐ ܕܓܒܐ ܠܐܡܪ̈ܐ ܡܢ ܓܘ ܥܢܗ. ܘܐܘܪܬ ܐܢܘܢ ܓܢܘܢܐ ܘܓܢܬܐ ܘܡܠܟܘܬ ܪܘܡܐ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1152</text:p>
          </table:table-cell>
          <table:table-cell office:value-type="string" calcext:value-type="string">
            <text:p>Mary, Mother of God (text)</text:p>
          </table:table-cell>
          <table:table-cell office:value-type="string" calcext:value-type="string">
            <text:p>ܡܪܝܡ ܝܠܕܬ ܐܠܗ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syriaca.org/work/1153</text:p>
          </table:table-cell>
          <table:table-cell office:value-type="string" calcext:value-type="string">
            <text:p>Holy Innocents (text)</text:p>
          </table:table-cell>
          <table:table-cell office:value-type="string" calcext:value-type="string">
            <text:p>ܘܩܛܠܐ ܕܝܠܘ̈ܕܐ</text:p>
          </table:table-cell>
          <table:table-cell office:value-type="string" calcext:value-type="string">
            <text:p>ܢܘܗܪܐ ܢܦܩ ܗܘܐ ܕܠܚܫܘܟܐ ܕܥܠܡܐ ܢܩܛܘܠ: ܘܡܢ ܟܠ ܦܢܝ̈ܢ ܨܐܕ ܗܘܐ ܠܗ ܚܟܝܡܐܝܬ.</text:p>
          </table:table-cell>
          <table:table-cell office:value-type="string" calcext:value-type="string">
            <text:p>ܚܬܘܡ ܒܨܠܝܒܟ ܠܗܿ ܘܠܝܠܕ̈ܝܗܿ ܕܚܬܝܪܐ ܒܟ. ܘܢܡܛܝܢܝ ܐܦ ܠܝ ܗܘܦܐ ܕܪ̈ܚܡܐ ܘܐܬܚܣܐ ܒܟ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1154</text:p>
          </table:table-cell>
          <table:table-cell office:value-type="string" calcext:value-type="string">
            <text:p>Constantine the Emperor and the Fathers of Nicea (text)</text:p>
          </table:table-cell>
          <table:table-cell office:value-type="string" calcext:value-type="string">
            <text:p>ܩܘܣܛܢܛܝܢܘܣ</text:p>
          </table:table-cell>
          <table:table-cell office:value-type="string" calcext:value-type="string">
            <text:p>ܒܗܝܡܢܘܬܗ ܕܒܪ ܐܠܗܐ ܢܗܪ̈ܝ ܒܪ̈ܝܬܐ: ܘܒܗܿ ܐܬܦܬܚ ܥܠܡܐ ܣܡܝܐ ܘܚܙܐ ܢܘܗܪܐ.</text:p>
          </table:table-cell>
          <table:table-cell office:value-type="string" calcext:value-type="string">
            <text:p>ܘܐܙܠ ܘܐܬܐ ܕܢܘܪܬ ܓܐܙܐ ܠܐܕܡ: ܘܗܘܝܘ ܕܐܙܠܘ ܘܗܘܝܘ ܕܐܬܐ ܠܗ ܬܫܒܘܚܬܐ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1156</text:p>
          </table:table-cell>
          <table:table-cell office:value-type="string" calcext:value-type="string">
            <text:p>The Forty Martyrs of Sebaste (text)</text:p>
          </table:table-cell>
          <table:table-cell/>
          <table:table-cell office:value-type="string" calcext:value-type="string">
            <text:p>ܒܪ ܐܠܗܐ ܕܕܪܫ ܐܘܪܚܐ ܠܒܝܬ ܡܠܟܘܬܐ: ܕܪܘܫ ܠܗܿ ܠܡܠܬܝ ܐܘܪܚܐ ܕܚܝ̈ܐ ܕܬܗܠܟ ܒܗܿ.</text:p>
          </table:table-cell>
          <table:table-cell office:value-type="string" calcext:value-type="string">
            <text:p>ܘܐܪܝܡ ܩܪܢܗܿ ܒܫ... ܕܡܢܟ ܕܬܙܡܪ ܫܘܒܚܐ ܠܟ ܐܦ ܠܐܒܘܟ ܘܠܪܘܚ ܩܘܕܫܐ ܥܕܡܐ ܠܥܠܡ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1158</text:p>
          </table:table-cell>
          <table:table-cell office:value-type="string" calcext:value-type="string">
            <text:p>Constantine the Emperor (text)</text:p>
          </table:table-cell>
          <table:table-cell office:value-type="string" calcext:value-type="string">
            <text:p>ܩܘܣܛܢܛܝܢܘܣ</text:p>
          </table:table-cell>
          <table:table-cell office:value-type="string" calcext:value-type="string">
            <text:p>ܝܫܘܥ ܕܐܝܬܘܗܝ ܢܘܗܪܐ ܪܒܐ ܠܕܚܐܪ ܒܗ: ܕܢܚ ܒܝ ܘܐܢܗܪ ܘܐܬܢܐ ܫܪܒܟ ܢܗܝܪܐܝܬ.</text:p>
          </table:table-cell>
          <table:table-cell office:value-type="string" calcext:value-type="string">
            <text:p>ܩܒܠ ܐܢܝܢ ܠܟܬܝܒ̈ܬܐ ܩܘܣܛܢܛܝܢܘܣ: ܘܩܪܐ ܐܢܝܢ ܘܚܕܝ ܘܐܬܦܨܚ ܘܙܡܪ ܫܘܒܚܐ ܘܣܡ ܗܘܐ ܐܦܘ̈ܗܝ ܕܢܐܚܘܕ ܕܐܪܐ ܥܡ ܣܛܢܐ: ܘܠܗܪ̈ܣܝܣ ܢܣܚܘܦ ܢܦܩ ܡܢ ܥܕ̈ܬܐ. ܘܗ ܡܢ ܗܝܕܝܢ ܫܪܝ ܢܨܚ ܒܐܬܠܝܛܘܬܐ: ܨܠܘܬܗ ܬܗܘܐ ܫܘܪܐ ܕܪ̈ܚܡܐ ܠܟܠܗ ܟܢܫܢ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1159</text:p>
          </table:table-cell>
          <table:table-cell office:value-type="string" calcext:value-type="string">
            <text:p>Sergius and Bacchus (text)</text:p>
          </table:table-cell>
          <table:table-cell office:value-type="string" calcext:value-type="string">
            <text:p>ܣܪܓܝܣ ܘܒܟܘ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syriaca.org/work/1246</text:p>
          </table:table-cell>
          <table:table-cell office:value-type="string" calcext:value-type="string">
            <text:p>The Children of Ephesus (text)</text:p>
          </table:table-cell>
          <table:table-cell/>
          <table:table-cell office:value-type="string" calcext:value-type="string">
            <text:p>ܒܪ ܐܠܗܐ ܕܦܬܝܚ ܬܪܥܗ ܠܕܩܿܪܐ ܠܗ. ܦܬܘܚ ܠܝ ܬܪܥܟ ܕܐܡܪ ܫܪܒܐ ܕܒ̈ܢܝ ܢܘܗܪܐ.</text:p>
          </table:table-cell>
          <table:table-cell office:value-type="string" calcext:value-type="string">
            <text:p>ܒܪܝܟ ܗܘ ܡܪܝܐ ܕܓܒܐ ܠܥܪ̈ܒܘܗܝ ܡܢ ܓܘ ܥ̈ܢܗ. ܘܐܘܪܬ ܐܢܘܢ ܓܢܘܢܐ ܕܚܝ̈ܐ ܒܝܬ ܡܠܟܘܬܐ. ܘܠܗ ܬܫܒܘܚܬܐ ܘܥܠܝܢ ܪ̈ܚܡܘܗܝ ܒܟܠ ܥܕܢܝܢ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1294</text:p>
          </table:table-cell>
          <table:table-cell office:value-type="string" calcext:value-type="string">
            <text:p>Simeon the Stylite (text)</text:p>
          </table:table-cell>
          <table:table-cell office:value-type="string" calcext:value-type="string">
            <text:p>ܫܡܥܘܢ ܕܐܣܛܘܢܗ</text:p>
          </table:table-cell>
          <table:table-cell office:value-type="string" calcext:value-type="string">
            <text:p>ܗܒ ܠܝ ܡܪܢ ܐܨܘܪ ܨܠܡܐ ܕܡܠܐ ܫܘܦܪ̈ܐ: ܠܫܡܥܘܢ ܓܒܝܐ ܕܪܡܝܢ ܫܘܦܪ̈ܘܗܝ ܡܢ ܠܫܢܐ܀</text:p>
          </table:table-cell>
          <table:table-cell office:value-type="string" calcext:value-type="string">
            <text:p>ܠܐܒܐ ܘܠܒܪܐ ܘܠܪܘܚܩܘܕܫܐ ܗܿܘ ܕܪܚܡܬܝܗܝ . ܢܣܩ ܫܘܒܚܐ ܒܝܘܡ ܥܕܥܐܕܟ ܨܠܘܬܟ ܥܡܢ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1360</text:p>
          </table:table-cell>
          <table:table-cell office:value-type="string" calcext:value-type="string">
            <text:p>Mary, Mother of God (text)</text:p>
          </table:table-cell>
          <table:table-cell office:value-type="string" calcext:value-type="string">
            <text:p>ܡܪܝܡ ܝܠܕܬ ܐܠܗܐ</text:p>
          </table:table-cell>
          <table:table-cell office:value-type="string" calcext:value-type="string">
            <text:p>ܒܪ ܐܠܗܐ ܪܡ ܗܘ ܡܐܡܪܟ ܡܢ ܡ̈ܠܠܐ. ܐܢܬ ܡܠܠ ܒܝ ܠܡܡܠܠܘ ܥܠ ܓܠܝܢܟ.</text:p>
          </table:table-cell>
          <table:table-cell office:value-type="string" calcext:value-type="string">
            <text:p>ܘܙܥܘ ܐܣܛܘ̈ܟܣܐ ܘܗܘܘ ܣܗ̈ܕܐ ܘܩܥܝܢ ܕܙܩܝܦ ܕܒܐܝܕ̈ܘܗܝ ܩܐܡ ܥܠܡܐ ܕܢܐܕ ܒܙܩܝܦܘܬܗ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1393</text:p>
          </table:table-cell>
          <table:table-cell office:value-type="string" calcext:value-type="string">
            <text:p>Mary Mother of God (text)</text:p>
          </table:table-cell>
          <table:table-cell office:value-type="string" calcext:value-type="string">
            <text:p>ܡܪܝܡ ܝܠܕܬ ܐܠܗܐ</text:p>
          </table:table-cell>
          <table:table-cell office:value-type="string" calcext:value-type="string">
            <text:p>ܒܪ ܐܠܗܐ ܒܪܗܿ ܕܒܬܘܠܬܐ ܕܗܘܐ ܐܢܫܐ. ܘܠܒܫ ܦܓܪܐ ܡܢ ܒܪܐ ܕܘܝܕ ܘܒܗ ܗܘ ܦܪܩ ܠܢ.</text:p>
          </table:table-cell>
          <table:table-cell office:value-type="string" calcext:value-type="string">
            <text:p>ܘܢܘܕܐ ܠܪܘܚܐ ܕܕܟܝ ܘܡܪܩܗܿ ܘܟܢ ܕܝܪ ܒܗܿ. ܘܥܒܕܗܿ ܢܘܣܐ ܐܘܟܝܬ ܡܥܡܪܐ ܠܐܠܗܘܬܐ. ܘܥܠܝܢ ܪ̈ܚܡܐ ܒܨܠܘ̈ܬܗܿ ܐܡܝܢ ܘܐܡܝܢ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1398</text:p>
          </table:table-cell>
          <table:table-cell office:value-type="string" calcext:value-type="string">
            <text:p>The Finding of the Cross by Helen (text)</text:p>
          </table:table-cell>
          <table:table-cell table:number-columns-repeated="2"/>
          <table:table-cell office:value-type="string" calcext:value-type="string">
            <text:p>ܐܫܘܐ ܠܥܕܬܟ ܠܨܠܝܒ ܚܝ̈ܐ ܕܒܗ ܐܬܦܪܩܬ. ܒܗܢܐ ܚܓܐ ܕܒܗ ܐܬܟܢܫܢܢ ܠܨܠܝܒܘܬܟ. ܢܗܘܘܢ ܪ̈ܚܡܝܟ ܥܠ ܡܪܥܝܬܟ ܘܠܟ ܬܫܒܘܚܬܐ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1422</text:p>
          </table:table-cell>
          <table:table-cell office:value-type="string" calcext:value-type="string">
            <text:p>The Martyrs (text)</text:p>
          </table:table-cell>
          <table:table-cell/>
          <table:table-cell office:value-type="string" calcext:value-type="string">
            <text:p>ܣܗ̈ܕܐ ܩ̈ܛܝܠܐ ܥܒܕܘ ܡܫܬܘܬܐ ܪܒܬܐ ܕܕܡܐ̣. ܘܬܒܥܘܢܝ ܕܐܡܪ ܢܨܚ̈ܢܝܗܘܢ ܒ̈ܟܠܝܠܝܗܘܢ.</text:p>
          </table:table-cell>
          <table:table-cell office:value-type="string" calcext:value-type="string">
            <text:p>ܒܥܠܡܐ ܪܒܐ ܡܒܪܩ ܫܘܦܪܐ ܕܟ̈ܠܝܠܝܗܘܢ ܒܪܝܟ ܗܘ ܚܝܠܐ ܕܚܝܠ ܐܢܘܢ ܒܐܓܘ̈ܢܝܗܘܢ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1434</text:p>
          </table:table-cell>
          <table:table-cell office:value-type="string" calcext:value-type="string">
            <text:p>The Martyrs (variant) (tex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syriaca.org/work/1435</text:p>
          </table:table-cell>
          <table:table-cell office:value-type="string" calcext:value-type="string">
            <text:p>Gabriel of Qartmin (text)</text:p>
          </table:table-cell>
          <table:table-cell office:value-type="string" calcext:value-type="string">
            <text:p>ܓܒܪܐܝܠ</text:p>
          </table:table-cell>
          <table:table-cell/>
          <table:table-cell office:value-type="string" calcext:value-type="string">
            <text:p>... ܒܗܢ ܡܐܡܪܘܢܐ ܘܟܠܢ ܢܣܩ ܫܘܒܚܐ ܠܡܪܝܐ ܡܫܝܚܐ ܕܓܒܟ ܘܠܐܒܘܗܝ ܘܪܘܚܗ ܒܟܠ ܥܕܢ̈ܝܢ ܐܡܝܢ ܘܐܡܝܢ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1451</text:p>
          </table:table-cell>
          <table:table-cell office:value-type="string" calcext:value-type="string">
            <text:p>Jonah the Anchorite (text)</text:p>
          </table:table-cell>
          <table:table-cell office:value-type="string" calcext:value-type="string">
            <text:p>ܝܘܢܢ</text:p>
          </table:table-cell>
          <table:table-cell office:value-type="string" calcext:value-type="string">
            <text:p>ܗܒ ܠܝ ܡܪܢ ܡܠܬܐ ܕܡܠܝܐ ܟܠ ܝܘܬܪ̈ܢܝܢ: ܕܐܦܩ ܟܠܝܘܡ ܟܠ ܝܘܬܪ̈ܢܐ ܡܢ ܒܝܬ ܓܙܟ.</text:p>
          </table:table-cell>
          <table:table-cell office:value-type="string" calcext:value-type="string">
            <text:p>ܦܬܚ ܒܚܢܢܗ ܬܪܥܐ ܪܒܐ ܠܬܝܒܘܬܐ: ܒܪܝܟ ܗܘ ܕܡܠܐ ܪ̈ܚܡܐ ܘܚܐܢ ܠܕܩܪܝܢ ܠܗ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1463</text:p>
          </table:table-cell>
          <table:table-cell office:value-type="string" calcext:value-type="string">
            <text:p>Holy Innocents (text)</text:p>
          </table:table-cell>
          <table:table-cell office:value-type="string" calcext:value-type="string">
            <text:p>ܘܩܛܠܐ ܕܝܠܘ̈ܕܐ</text:p>
          </table:table-cell>
          <table:table-cell office:value-type="string" calcext:value-type="string">
            <text:p>ܗܝܕܝܢ ܥܝܪܐ ܠܝܘܣܦ ܐܡܪ ܒܬܪ ܗܠܝܢ: ܕܩܘܡ ܠܟ ܘܫܩܘܠ ܠܛܠܝܐ ܘܠܐܡܗ ܘܫܢܐ ܠܡܨܪܝܢ.</text:p>
          </table:table-cell>
          <table:table-cell office:value-type="string" calcext:value-type="string">
            <text:p>ܚܬܘܡ ܒܨܠܝܒܟ ܠܗܿ ܘܠܝܠܕ̈ܝܗܿ ܕܚܬܝܪܐ ܒܟ ܘܢܡܛܝܢܝ ܐܦ ܠܝ ܗܘܦܐ ܕܪܚܡܐ ܘܐܬܚܣܐ ܒܗ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1467</text:p>
          </table:table-cell>
          <table:table-cell office:value-type="string" calcext:value-type="string">
            <text:p>Julian Saba (text)</text:p>
          </table:table-cell>
          <table:table-cell office:value-type="string" calcext:value-type="string">
            <text:p>ܝܘܠܝܢܐ ܣܒܐ</text:p>
          </table:table-cell>
          <table:table-cell office:value-type="string" calcext:value-type="string">
            <text:p>ܣܒܐ ܙܗܝܐ ܡܠܐ ܢܨܚ̈ܢܐ ܕܓܢܒܪܘܬܐ ܬܒܥܢܝ ܡܐܡܪܐ ܡܠܠ ܒܝ ܡܪܝ ܡܛܠܬܗ.</text:p>
          </table:table-cell>
          <table:table-cell office:value-type="string" calcext:value-type="string">
            <text:p>ܪܡܝܢ ܫܘܦܪ̈ܘܗܝ ܘܦܐܐ ܟܠܝܠܗ ܘܪܒ ܢܨܚܢܗ ܒܪܝܟ ܗܘ ܕܝܗܒ ܠܗ ܫܘܒܚܐ ܘܫܡܐ ܥܡ ܩܕܝܫܐ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1517</text:p>
          </table:table-cell>
          <table:table-cell office:value-type="string" calcext:value-type="string">
            <text:p>Thomas, the Apostle (variant) (text)</text:p>
          </table:table-cell>
          <table:table-cell office:value-type="string" calcext:value-type="string">
            <text:p>ܬܐܘܡ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syriaca.org/work/1518</text:p>
          </table:table-cell>
          <table:table-cell office:value-type="string" calcext:value-type="string">
            <text:p>Mary Mother of God (variant) (text)</text:p>
          </table:table-cell>
          <table:table-cell office:value-type="string" calcext:value-type="string">
            <text:p>ܡܪܝܡ ܝܠܕܬ ܐܠܗ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syriaca.org/work/1519</text:p>
          </table:table-cell>
          <table:table-cell office:value-type="string" calcext:value-type="string">
            <text:p>John the Baptist (variation) (text)</text:p>
          </table:table-cell>
          <table:table-cell office:value-type="string" calcext:value-type="string">
            <text:p>ܝܘܚܢܢ ܡܥܡܕܢܐ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syriaca.org/work/1529</text:p>
          </table:table-cell>
          <table:table-cell office:value-type="string" calcext:value-type="string">
            <text:p>Mary, the Mother of God (Annunciation) (text)</text:p>
          </table:table-cell>
          <table:table-cell office:value-type="string" calcext:value-type="string">
            <text:p>ܡܪܝܡ ܝܠܕܬ ܐܠܗܐ</text:p>
          </table:table-cell>
          <table:table-cell office:value-type="string" calcext:value-type="string">
            <text:p>ܝܡܐ ܕܪ̈ܚܡܐ ܕܡܢܟ ܪܕܐ ܫܩܝܐ ܕܚܝ̈ܐ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syriaca.org/work/1530</text:p>
          </table:table-cell>
          <table:table-cell office:value-type="string" calcext:value-type="string">
            <text:p>Moses and Holy Innocents (text)</text:p>
          </table:table-cell>
          <table:table-cell office:value-type="string" calcext:value-type="string">
            <text:p>ܡܘܫܐ ܘܩܛܠܐ ܕܝܠܘ̈ܕܐ</text:p>
          </table:table-cell>
          <table:table-cell office:value-type="string" calcext:value-type="string">
            <text:p>ܒܪܐ ܕܝܗܒ ܩܠܐ ܠܡܣܒܪ̈ܢܐ ܕܐܟܪܙܘ ܩܘܕܡܘܗܝ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syriaca.org/work/1531</text:p>
          </table:table-cell>
          <table:table-cell office:value-type="string" calcext:value-type="string">
            <text:p>Addai and Abgar (text)</text:p>
          </table:table-cell>
          <table:table-cell office:value-type="string" calcext:value-type="string">
            <text:p>ܐܕܝ ܘܐܒܓܪ</text:p>
          </table:table-cell>
          <table:table-cell office:value-type="string" calcext:value-type="string">
            <text:p>ܒܪ ܐܠܗܐ ܕܝܗܒ ܠܫܠܝܚ̈ܘܗܝ ܟܪܘܙܘܬܗ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syriaca.org/work/1621</text:p>
          </table:table-cell>
          <table:table-cell office:value-type="string" calcext:value-type="string">
            <text:p>Jonah (text)</text:p>
          </table:table-cell>
          <table:table-cell office:value-type="string" calcext:value-type="string">
            <text:p>ܝܘܢܢ</text:p>
          </table:table-cell>
          <table:table-cell office:value-type="string" calcext:value-type="string">
            <text:p>ܥܒܕܐ ܪܚܝܡܐ ܥܒܕܬ ܢܝܢܘܐ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syriaca.org/work/1622</text:p>
          </table:table-cell>
          <table:table-cell office:value-type="string" calcext:value-type="string">
            <text:p>The Cross (text)</text:p>
          </table:table-cell>
          <table:table-cell/>
          <table:table-cell office:value-type="string" calcext:value-type="string">
            <text:p>ܪܥܝܐ ܛܒܐ ܕܒܬܪ ܥܪܒܐ ܕܐܒܕ ܐܬܐ..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syriaca.org/work/1623</text:p>
          </table:table-cell>
          <table:table-cell office:value-type="string" calcext:value-type="string">
            <text:p>Dometius (text)</text:p>
          </table:table-cell>
          <table:table-cell/>
          <table:table-cell office:value-type="string" calcext:value-type="string">
            <text:p>ܛܒܐ ܕܨܒܐ ܕܢܘܪܒ ܥܒ̈ܕܘܗܝ ܡܛܠ ܚܘܒܗ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syriaca.org/work/1640</text:p>
          </table:table-cell>
          <table:table-cell office:value-type="string" calcext:value-type="string">
            <text:p>Ananias (text)</text:p>
          </table:table-cell>
          <table:table-cell/>
          <table:table-cell office:value-type="string" calcext:value-type="string">
            <text:p>ܩܒܠܬ ܦܝܣܐ ܕܦܪܘܫܘܬܟ ܐܘ ܢܨܝܚ ܒܡܗ̈ܝܡܢܐ ܪܒܐ ܕܐܠܗܐ ܦܝܠܘܬܐܘܣ. ܘܐܬܒܛܠ ܠܝ ܕܗܠܝܢ ܕܡܢܟ ܐܫܬܠܚ ܠܝ ܟܕ ܚܕܐ ܐܢܐ ܕܠܝܠܐܝܬ ܐܣܥܘܪ ܐܢ ܡܪܝܐ ܡܦܣ ܠܝ.</text:p>
          </table:table-cell>
          <table:table-cell office:value-type="string" calcext:value-type="string">
            <text:p>ܦܛܪ ܕܝܢ ܩܕܝܫܐ ܡܢ ܥܠܡܐ ܘܫܢܝ ܠܘܬ ܡܪܗ ܒܫܠܡܐ ܒܬܡܢܬܥܣܪ̈ ܒܐܝܪܚ ܐܕܪ ܕܫܢܬ ܬܡܢܡ̈ܐܐ ܘܚܕܥܣܪ̈ܐ. ܕܢܗܘܐ ܢܛܝܪ ܕܘܟܪܢܗ ܠܫܘܒܚܗ ܕܝܫܘܥ ܡܟܠܠܢܐ ܕܟܠܗܘܢ ܩܕ̈ܝܫܐ. ܕܠܗ... ܐܡܝܢ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1740</text:p>
          </table:table-cell>
          <table:table-cell office:value-type="string" calcext:value-type="string">
            <text:p>Mary Mother of God (text)</text:p>
          </table:table-cell>
          <table:table-cell office:value-type="string" calcext:value-type="string">
            <text:p>ܡܪܝܡ ܝܠܕܬ ܐܠܗܐ</text:p>
          </table:table-cell>
          <table:table-cell office:value-type="string" calcext:value-type="string">
            <text:p>ܠܝ ܐܠܗܐ ܪܡ ܗܘ ܡܐܡܪܟ ܡܢ ܡ̈ܠܠܐ. ܐܢܬ ܡܠܠ ܒܝ ܠܡܡܠܠܠܘ ܥܠ ܓܠܝܢܟ.</text:p>
          </table:table-cell>
          <table:table-cell office:value-type="string" calcext:value-type="string">
            <text:p>ܘܙܥܘ ܐܣܛܘ̈ܟܣܐ ܘܗܘܘ ܣܗ̈ܕܐ ܘܩܥܝܢ ܕܙܩܝܦ ܕܒܐܝ̈ܕܘܗܝ ܩܐܡ ܥܠܡܐ ܕܢܐܕ ܒܙܩܝܦܬܗ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1743</text:p>
          </table:table-cell>
          <table:table-cell office:value-type="string" calcext:value-type="string">
            <text:p>Job (text)</text:p>
          </table:table-cell>
          <table:table-cell office:value-type="string" calcext:value-type="string">
            <text:p>ܐܝܘܒ</text:p>
          </table:table-cell>
          <table:table-cell office:value-type="string" calcext:value-type="string">
            <text:p>ܩܪܒܐ ܥܒܕ ܙܟܘܬܐ: ܘܕܪܐ ܗܘ ܥܠܬܗ ܕܟܠܝܠܐ. ܘܡܢ ܐܓܘܢܐ ܡܬܝܕܥܐ: ܐܬܠܝܛܘܬܐ ܕܚܠܝ̈ܨܐ.</text:p>
          </table:table-cell>
          <table:table-cell office:value-type="string" calcext:value-type="string">
            <text:p>ܠܐ ܢܦܘܩ ܛܒܐ ܒܐܪܥܐ: ܕܚܕ ܚܠܫܐ ܙܟܐ ܠܓܒܢ. ܒܚܝܨܘܬܐ ܐܩܪܒܘ ܥܡܗ: ܘܗܐ ܢܦܠ ܒܥܓܠ ܩܘܕܡܝܟܘܢ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1744</text:p>
          </table:table-cell>
          <table:table-cell office:value-type="string" calcext:value-type="string">
            <text:p>Job (text)</text:p>
          </table:table-cell>
          <table:table-cell office:value-type="string" calcext:value-type="string">
            <text:p>ܐܝܘܒ</text:p>
          </table:table-cell>
          <table:table-cell office:value-type="string" calcext:value-type="string">
            <text:p>ܡܠܟܐ ܕܥܘܠܐ ܫܕܪ ܟܢܫ ܚܝ̈ܠܘܬܗ: ܕܥܡ ܙܕܝܩܐ ܩܪܒܐ ܢܥܒܕ ܚܣܝܢܐܝܬ.</text:p>
          </table:table-cell>
          <table:table-cell office:value-type="string" calcext:value-type="string">
            <text:p>ܢܨܚ ܙܕܝܩܐ ܘܚܒ ܣܛܢܐ ܒܓܘ ܐܓܘܢܐ: ܒܪܝܟ ܗܘ ܕܝܗܒ ܠܗ ܟܠܝܠ ܙܟܘܬܐ ܡܢ ܚܘܡܣܢܗ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1745</text:p>
          </table:table-cell>
          <table:table-cell office:value-type="string" calcext:value-type="string">
            <text:p>Hosea (text)</text:p>
          </table:table-cell>
          <table:table-cell office:value-type="string" calcext:value-type="string">
            <text:p>ܗܘܫܥ</text:p>
          </table:table-cell>
          <table:table-cell office:value-type="string" calcext:value-type="string">
            <text:p>ܪܥܡܐ ܕܩ̈ܠܐ ܕܝܗܒ ܟܢܪܐ ܠܢܒܝܘܬܐ: ܐܢܬ ܡܠܠ ܒܝ ܫܘܒܚܐ ܒܩܠܐ ܥܬܝܪܐܝܬ.</text:p>
          </table:table-cell>
          <table:table-cell office:value-type="string" calcext:value-type="string">
            <text:p>ܡܢ ܙܢܝܬܐ ܘܡܢ ܓܝܪܬܐ ܨܠܝܒ ܦܪܘܩܐ: ܒܪܝܟ ܕܒܗܘܫܥ ܨܪ ܠܗܿ ܨܠܡܐ ܠܡܠܝܬ ܡܘ̈ܡܐ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1783</text:p>
          </table:table-cell>
          <table:table-cell office:value-type="string" calcext:value-type="string">
            <text:p>Holy Innocents (tex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syriaca.org/work/1784</text:p>
          </table:table-cell>
          <table:table-cell office:value-type="string" calcext:value-type="string">
            <text:p>Martyrs of Sebaste (tex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syriaca.org/work/1785</text:p>
          </table:table-cell>
          <table:table-cell office:value-type="string" calcext:value-type="string">
            <text:p>The Apostle Peter (tex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syriaca.org/work/1813</text:p>
          </table:table-cell>
          <table:table-cell office:value-type="string" calcext:value-type="string">
            <text:p>Abgar (text)</text:p>
          </table:table-cell>
          <table:table-cell office:value-type="string" calcext:value-type="string">
            <text:p>ܐܒܓܪ</text:p>
          </table:table-cell>
          <table:table-cell office:value-type="string" calcext:value-type="string">
            <text:p>ܝܫܘܥ ܢܗܪܐ ܕܠܛܠܠܐ ܒܕܢܚܗ ܐܥܪܩ..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syriaca.org/work/1816</text:p>
          </table:table-cell>
          <table:table-cell office:value-type="string" calcext:value-type="string">
            <text:p>Macarius, Maximus, Dometius, and John the Short (text)</text:p>
          </table:table-cell>
          <table:table-cell/>
          <table:table-cell office:value-type="string" calcext:value-type="string">
            <text:p>ܐܒܐ ܘܒܪܐ ܘܪܘܚܐ ܕܩܘܕܫܐ ܦܬܚ ܠܝ ܣܦ̈ܘܬܝ..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syriaca.org/work/1819</text:p>
          </table:table-cell>
          <table:table-cell office:value-type="string" calcext:value-type="string">
            <text:p>George (text)</text:p>
          </table:table-cell>
          <table:table-cell office:value-type="string" calcext:value-type="string">
            <text:p>ܓܝܘܪܓܝܣ</text:p>
          </table:table-cell>
          <table:table-cell office:value-type="string" calcext:value-type="string">
            <text:p>ܘܦܢܝ ܠܡܠܟܐ ܥܠ ܡܐ ܕܡܢܗ ܡܫܬܐܠ ܗܘܐ..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syriaca.org/work/1820</text:p>
          </table:table-cell>
          <table:table-cell office:value-type="string" calcext:value-type="string">
            <text:p>Laurent, Agrippa, and their Companions (text)</text:p>
          </table:table-cell>
          <table:table-cell/>
          <table:table-cell office:value-type="string" calcext:value-type="string">
            <text:p>ܡܠܟܐ ܕܚܝ̈ܐ ܕܩܛܠܗ ܐܢܝܚ ܠܟܠ ܡܝ̈ܘܬܐ..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syriaca.org/work/1833</text:p>
          </table:table-cell>
          <table:table-cell office:value-type="string" calcext:value-type="string">
            <text:p>Behnam and his Companions (tex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syriaca.org/work/1853</text:p>
          </table:table-cell>
          <table:table-cell office:value-type="string" calcext:value-type="string">
            <text:p>The Cross (text)</text:p>
          </table:table-cell>
          <table:table-cell/>
          <table:table-cell office:value-type="string" calcext:value-type="string">
            <text:p>ܒܚܕ ܡܢ ܝܘܡܝ̈ܢ ܒܛܘܪ̈ܝ ܝܒܘܣ..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syriaca.org/work/1857</text:p>
          </table:table-cell>
          <table:table-cell office:value-type="string" calcext:value-type="string">
            <text:p>The Thief and the Cherubim (text)</text:p>
          </table:table-cell>
          <table:table-cell/>
          <table:table-cell office:value-type="string" calcext:value-type="string">
            <text:p>ܐܥܬܪ ܡܠܬܝ ܡܢ ܡܘܗܒܬܟ ܝܠܕܐ ܟܣܝܐ ܘܐܥܝܪ ܟܢܪܝ ܠܡܡܠܠܘ ܥܠ ܦܘܪܩܢܟ.</text:p>
          </table:table-cell>
          <table:table-cell office:value-type="string" calcext:value-type="string">
            <text:p>ܡܫܝܚܐ ܕܐܬܐ ܘܫܝܢ ܒܕܡܗ ܪܘܡܐ ܘܥܘܡܩܐ ܫܝܢ ܥܕܬܟ ܕܒܐܪ̈ܒܥ ܦܢ̈ܝܢ ܕܡܝܬܬ ܥܠ ܐܦ̈ܝܗܿ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1859</text:p>
          </table:table-cell>
          <table:table-cell office:value-type="string" calcext:value-type="string">
            <text:p>Simeon the Stylite (tex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syriaca.org/work/1865</text:p>
          </table:table-cell>
          <table:table-cell office:value-type="string" calcext:value-type="string">
            <text:p>Theodore (tex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syriaca.org/work/1869</text:p>
          </table:table-cell>
          <table:table-cell office:value-type="string" calcext:value-type="string">
            <text:p>Finding of the Cross (tex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syriaca.org/work/1906</text:p>
          </table:table-cell>
          <table:table-cell office:value-type="string" calcext:value-type="string">
            <text:p>The Cross (text)</text:p>
          </table:table-cell>
          <table:table-cell/>
          <table:table-cell office:value-type="string" calcext:value-type="string">
            <text:p>ܨܠܝܒܐ ܕܚܘܝ ܚܝ̈ܠܐ ܬܡܝ̈ܗܐ ܠܒܢ̈ܝܢܫܐ. ܗܒܠܝ ܚܝܠܐ ܕܐܡܪ ܫܪܒܟ ܐܝܟ ܕܡܨܐ ܐܢܐ.</text:p>
          </table:table-cell>
          <table:table-cell office:value-type="string" calcext:value-type="string">
            <text:p>ܝܚܝܕܝܐ ܕܕܒܚ ܢܦܫܗ ܚܠܦ ܚܛ̈ܝܐ ܒܪܝܟ ܗܘ ܝܠܕܟ ܘܒܪܝܟ ܕܢܚܟ ܒܪܝܟ ܢܘܚܡܟ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2017</text:p>
          </table:table-cell>
          <table:table-cell office:value-type="string" calcext:value-type="string">
            <text:p>Paul, the Apostle (text)</text:p>
          </table:table-cell>
          <table:table-cell office:value-type="string" calcext:value-type="string">
            <text:p>ܦܘܠܘ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syriaca.org/work/2018</text:p>
          </table:table-cell>
          <table:table-cell office:value-type="string" calcext:value-type="string">
            <text:p>The Children of Ephesus (tex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syriaca.org/work/2022</text:p>
          </table:table-cell>
          <table:table-cell office:value-type="string" calcext:value-type="string">
            <text:p>The Cross (tex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syriaca.org/work/2023</text:p>
          </table:table-cell>
          <table:table-cell office:value-type="string" calcext:value-type="string">
            <text:p>Saints (tex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syriaca.org/work/2024</text:p>
          </table:table-cell>
          <table:table-cell office:value-type="string" calcext:value-type="string">
            <text:p>George (tex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syriaca.org/work/2025</text:p>
          </table:table-cell>
          <table:table-cell office:value-type="string" calcext:value-type="string">
            <text:p>Maccabees and Shmoni (tex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syriaca.org/work/2026</text:p>
          </table:table-cell>
          <table:table-cell office:value-type="string" calcext:value-type="string">
            <text:p>George (text)</text:p>
          </table:table-cell>
          <table:table-cell office:value-type="string" calcext:value-type="string">
            <text:p>ܓܝܘܪܓܝܣ</text:p>
          </table:table-cell>
          <table:table-cell office:value-type="string" calcext:value-type="string">
            <text:p>ܡܠܟܐ ܚܢܦܐ ܚܕ ܐܝܬ ܗܘܐ..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syriaca.org/work/2028</text:p>
          </table:table-cell>
          <table:table-cell office:value-type="string" calcext:value-type="string">
            <text:p>Mary Mother of God (text)</text:p>
          </table:table-cell>
          <table:table-cell/>
          <table:table-cell office:value-type="string" calcext:value-type="string">
            <text:p>ܐܬܐ ܨܝܕ ܡܪܝܡ ܟܕ ܠܐ ܐܪܚܩ ܡܢ ܝܠܘܕܗ..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syriaca.org/work/2039</text:p>
          </table:table-cell>
          <table:table-cell office:value-type="string" calcext:value-type="string">
            <text:p>Steven (text)</text:p>
          </table:table-cell>
          <table:table-cell office:value-type="string" calcext:value-type="string">
            <text:p>ܣܛܦܢܘܣ</text:p>
          </table:table-cell>
          <table:table-cell office:value-type="string" calcext:value-type="string">
            <text:p>ܥܠ ܫܡܘܥ̈ܐ..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syriaca.org/work/227</text:p>
          </table:table-cell>
          <table:table-cell office:value-type="string" calcext:value-type="string">
            <text:p>Guria and Shmona (text)</text:p>
          </table:table-cell>
          <table:table-cell office:value-type="string" calcext:value-type="string">
            <text:p>ܓܘܪܝܐ ܘܫܡܘܢܐ</text:p>
          </table:table-cell>
          <table:table-cell office:value-type="string" calcext:value-type="string">
            <text:p>ܫܡܘܢܐ ܘܓܘܪܝܐ ܣܗ̈ܕܐ ܕܢܨܚܘ ܒܐܘ̈ܠܨܢܝܗܘܢ: ܒܚܘܒܐ ܬܒܥܘܢܝ ܠܡܡܠܠܘ ܢܨܚܢ̈ܝܗܘܢ܀</text:p>
          </table:table-cell>
          <table:table-cell office:value-type="string" calcext:value-type="string">
            <text:p>ܒܗܠܝܢ ܣܗ̈ܕܐ ܕܗܪܟܐ ܩܘܫܬܐ ܗܐ ܡܬܡܠܠ: ܒܪܝܟ ܗ̣ܘ ܕܝܗ̣ܒ ܠܢ ܣܝܡܬ ܓܙ̈ܐ ܕܟܠܝ̈ܠܝܗܘܢ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229</text:p>
          </table:table-cell>
          <table:table-cell office:value-type="string" calcext:value-type="string">
            <text:p>Ḥabib (text)</text:p>
          </table:table-cell>
          <table:table-cell office:value-type="string" calcext:value-type="string">
            <text:p>ܚܒܝܒ</text:p>
          </table:table-cell>
          <table:table-cell office:value-type="string" calcext:value-type="string">
            <text:p>ܚܒܝܒ ܣܗܕܐ ܠܒܝܫ ܓܘܙܠܬܐ ܩܪܢܝ ܡܢ ܢܘܪܐ: ܕܐܦ ܠܗ ܐܨܘܪ ܨܠܡܐ ܕܫܘܦܪ̈ܐ ܥܡ ܢܨܝ̈ܚܐ܀</text:p>
          </table:table-cell>
          <table:table-cell office:value-type="string" calcext:value-type="string">
            <text:p>ܘܒܝܩܕܢܗ ܐܬܕܟܝ ܗܘ̣ܐ ܐܬܪܐ ܟܠܗ: ܒܪܝܟ ܗ̣ܘ ܕܝܗ̣ܒ ܠܗ ܟܠܝܠܐ ܘܫܘܒܚܐ ܘܫܡܐ ܛܒܐ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316</text:p>
          </table:table-cell>
          <table:table-cell office:value-type="string" calcext:value-type="string">
            <text:p>Ephrem (text)</text:p>
          </table:table-cell>
          <table:table-cell office:value-type="string" calcext:value-type="string">
            <text:p>ܐܦܪܝܡ</text:p>
          </table:table-cell>
          <table:table-cell office:value-type="string" calcext:value-type="string">
            <text:p>ܐܝܟܢ ܐܩܪܘܒ ܨܝܕ ܢܨܚܢܟ ܐܘ ܫܦܝܪܐ: ܘܒܐܝܠܝܢ ܩ̈ܠܐ ܐܙܡܪ ܫܪܒܟ ܡܪܐ ܫܘܦܪܐ܀</text:p>
          </table:table-cell>
          <table:table-cell office:value-type="string" calcext:value-type="string">
            <text:p>ܟܕ ܡܘܓܐ ܗܘ̣ܐ ܕܐܒܐ ܒܩܠܘ̈ܗܝ ܪ̈ܘܚܢܝܐ: ܡܢ ܡܪܥܝܬܐ ܦܪܝܩܬ ܒܕܡܗ ܕܒܪ ܐܠܗܐ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352</text:p>
          </table:table-cell>
          <table:table-cell office:value-type="string" calcext:value-type="string">
            <text:p>Simeon the Stylite (text)</text:p>
          </table:table-cell>
          <table:table-cell office:value-type="string" calcext:value-type="string">
            <text:p>ܫܡܥܘܢ ܕܐܣܛܘܢܗ</text:p>
          </table:table-cell>
          <table:table-cell office:value-type="string" calcext:value-type="string">
            <text:p>ܗܒ ܠܝ ܡܪܢ ܕܐܨܘܪ ܨܠܡܐ ܕܡܠܐ ܫܘܦܪܐ: ܠܫܡܥܘܢ ܓܒܝܐ ܕܪܡܝܢ ܫܘܦܪ̈ܘܗܝ ܡܢ ܠܫܢܐ܀</text:p>
          </table:table-cell>
          <table:table-cell office:value-type="string" calcext:value-type="string">
            <text:p>ܒܪܐ ܕܐܠܗܐ ܗܘܿ ܕܐܚܒܬܝܗܝ ܡܢ ܛܠܝܘܬܟ: ܢܫܘܝܢ ܒܪ̈ܚܡܘܗܝ ܕܒܨ̈ܠܘܬܟ ܢܫܟܚ ܪ̈ܚܡܐ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401</text:p>
          </table:table-cell>
          <table:table-cell office:value-type="string" calcext:value-type="string">
            <text:p>Sergius and Bacchus (text)</text:p>
          </table:table-cell>
          <table:table-cell office:value-type="string" calcext:value-type="string">
            <text:p>ܣܪܓܝܣ ܘܒܟܘܣ</text:p>
          </table:table-cell>
          <table:table-cell office:value-type="string" calcext:value-type="string">
            <text:p>ܒܪܐ ܕܒܩܛܠܗ ܝܗܒ ܠܩܛܝ̈ܠܐ ܢܨܚܢܝ̈ܗܘܢ: ܗܒ ܠܝ ܕܐܡܪ ܩܘܠܣܝ̈ܗܘܢ ܒܚܠܘܠܝ̈ܗܘܢ.</text:p>
          </table:table-cell>
          <table:table-cell office:value-type="string" calcext:value-type="string">
            <text:p>ܫܦܝܪ ܚܘܒܗ ܘܛܒ ܨܒܝܢܗ ܘܦܐܐ ܣܒܪܗ: ܒܪܝܟ ܗܘ ܕܟܠܠ ܘܐܘܪܒ ܠܥܒܕܘ̈ܗܝ ܒܐܓܘܢܝ̈ܗܘܢ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402</text:p>
          </table:table-cell>
          <table:table-cell office:value-type="string" calcext:value-type="string">
            <text:p>The Martyrs of Sebaste (text)</text:p>
          </table:table-cell>
          <table:table-cell/>
          <table:table-cell office:value-type="string" calcext:value-type="string">
            <text:p>ܒܪ ܐܠܗܐ ܕܕܪܫ ܐܘܪܚܐ ܠܒܝܬ ܡܠܟܘܬܐ: ܕܪܘܫ ܠܗܿ ܠܡܠܬܝ ܐܘܪܚܐ ܕܚܝ̈ܐ ܕܬܗܠܟ ܒܗܿ.</text:p>
          </table:table-cell>
          <table:table-cell office:value-type="string" calcext:value-type="string">
            <text:p>ܕܝܠܢ ܐܢܘܢ ܐܪܒܥܝܢ ܝܘ̈ܡܝܢ ܘܐܪܒܥܝܢ ܣܗ̈ܕܐ: ܘܠܡܫܟܢܢܐ ܕܐܪܒܥܝܢ ܒܐܪܒܥܝܢ ܠܗ ܬܫܒܘܚܬܐ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939</text:p>
          </table:table-cell>
          <table:table-cell office:value-type="string" calcext:value-type="string">
            <text:p>Aaron (text)</text:p>
          </table:table-cell>
          <table:table-cell office:value-type="string" calcext:value-type="string">
            <text:p>ܐܗܪܘܢ</text:p>
          </table:table-cell>
          <table:table-cell office:value-type="string" calcext:value-type="string">
            <text:p>ܡܢ ܫܘܪܝܐ ܟܕ ܒܪܐ ܠܗ ܡܪܝܐ ܠܐܕܡ: ܟܗܢܐ ܥܒܕܗ ܕܢܗܘܐ ܩܐܿܡ ܥܠ ܬܫܡܫܬܗ.</text:p>
          </table:table-cell>
          <table:table-cell office:value-type="string" calcext:value-type="string">
            <text:p>ܡܪܝܐ ܕܐܬܐ ܘܫܝܢ ܒܕܡܗ ܪܘܡܐ ܘܥܘܡܩܐ: ܫܝܢ ܠܥܕܬܟ ܕܡܝܬܬ ܥܠ ܐܦܝ̈ܗܿ ܘܠܟ ܬܫܒܘܚܬܐ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940</text:p>
          </table:table-cell>
          <table:table-cell office:value-type="string" calcext:value-type="string">
            <text:p>Magi and Holy Innocents (text)</text:p>
          </table:table-cell>
          <table:table-cell office:value-type="string" calcext:value-type="string">
            <text:p>ܡܓܘ̈ܫܐ ܘܩܛܠܐ</text:p>
          </table:table-cell>
          <table:table-cell office:value-type="string" calcext:value-type="string">
            <text:p>ܕܢܚܐ ܪܒܐ ܕܡܠܐ ܥܠܡܐ ܡܢ ܙܠܝܩܘ̈ܗܝ: ܐܕܢܚ ܢܘܗܪܟ ܥܠ ܚܘ̈ܫܒܝ ܐܡܪ ܫܪܒܟ.</text:p>
          </table:table-cell>
          <table:table-cell office:value-type="string" calcext:value-type="string">
            <text:p>ܚܬܘܡ ܒܨܠܝܒܟ ܠܗܿ ܘܠܝܠܕ̈ܝܗܿ ܕܚܬܝܪܐ ܒܟ: ܘܢܡܛܝܢܝ ܐܦ ܠܝ ܗܘܦܐ ܕܪ̈ܚܡܐ ܘܐܬܚܣܐ ܒܗ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941</text:p>
          </table:table-cell>
          <table:table-cell office:value-type="string" calcext:value-type="string">
            <text:p>Peter the Apostle (text)</text:p>
          </table:table-cell>
          <table:table-cell office:value-type="string" calcext:value-type="string">
            <text:p>ܫܡܥܘܢ</text:p>
          </table:table-cell>
          <table:table-cell office:value-type="string" calcext:value-type="string">
            <text:p>ܐܒܐ ܪܚܡܢܐ ܕܦܪܩܢ ܒܕܡܗ ܕܝܚܝܕܝܗ: ܡܢܟ ܐܣܒ ܚܝܠܐ ܠܡܐܡܪܗ ܕܝܚܝܕܝܟ.</text:p>
          </table:table-cell>
          <table:table-cell office:value-type="string" calcext:value-type="string">
            <text:p>ܫܠܛܗܿ ܠܚܐܪܬܐ ܕܬܚܬܘܡ ܓܙ̈ܐ ܘܬܫܪܐ ܛܒ̈ܥܐ: ܒܪܝܟ ܥܬܝܪܐ ܕܒܡܐܬܝܬܗ ܥܬܪܘ ܡܣܟܢ̈ܐ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942</text:p>
          </table:table-cell>
          <table:table-cell office:value-type="string" calcext:value-type="string">
            <text:p>Peter the Apostle (text)</text:p>
          </table:table-cell>
          <table:table-cell office:value-type="string" calcext:value-type="string">
            <text:p>ܫܡܥܘܢ ܟܐܦܐ</text:p>
          </table:table-cell>
          <table:table-cell office:value-type="string" calcext:value-type="string">
            <text:p>ܒܟܠܗܘܢ ܡܐܡܪ̈ܝ ܠܟ ܩܪܐ ܐܢܐ ܒܪܐ ܫܪܝܪܐ: ܟܠܗܝܢ ܡܠܝ̈ ܒܟ ܢܬܝܗ̈ܒܢ ܫܘܒܚܐ ܠܐܒܘܟ.</text:p>
          </table:table-cell>
          <table:table-cell office:value-type="string" calcext:value-type="string">
            <text:p>ܬܪܨ ܦܪܨܘܦܗ ܠܘܩܒܠ ܚܫ̈ܐ ܕܠܐ ܕܘܘܕܐ: ܒܪܝܟ ܕܒܡܘܬܗ ܐܚܝ ܠܟܠܗܘܢ ܫܟܝܒ̈ܝܗܿ ܕܫܝܘܠ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943</text:p>
          </table:table-cell>
          <table:table-cell office:value-type="string" calcext:value-type="string">
            <text:p>Peter the Apostle (text)</text:p>
          </table:table-cell>
          <table:table-cell office:value-type="string" calcext:value-type="string">
            <text:p>ܫܡܥܘܢ ܟܐܦܐ</text:p>
          </table:table-cell>
          <table:table-cell office:value-type="string" calcext:value-type="string">
            <text:p>ܒܫܥܬܐ ܕܕܝܢܟ ܐܨܕ ܪܥܝܢܝ ܒܪ ܐܠܗܐ: ܦܩܘܕ ܠܝ ܐܡܪ ܥܠ ܡܘܟܟܟ ܟܕ ܚܐܿܫ ܐܢܐ.</text:p>
          </table:table-cell>
          <table:table-cell office:value-type="string" calcext:value-type="string">
            <text:p>ܬܪܥܗ ܕܒܪܐ ܦܬܝܚ ܗܘ ܒܪ̈ܚܡܐ ܠܕܒܥܿܐ ܠܗ: ܒܪܝܟ ܕܩܪܐ ܠܢ ܠܬܝܒܘܬܐ ܕܢܬܚܣܐ ܒܗܿ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944</text:p>
          </table:table-cell>
          <table:table-cell office:value-type="string" calcext:value-type="string">
            <text:p>Zachariah (text)</text:p>
          </table:table-cell>
          <table:table-cell office:value-type="string" calcext:value-type="string">
            <text:p>ܙܟܪܝܐ</text:p>
          </table:table-cell>
          <table:table-cell/>
          <table:table-cell office:value-type="string" calcext:value-type="string">
            <text:p>ܐܫܬܝܢܘ ܒܗ ܡܪܒܥܐ ܥܩܪܐ ܘܦܘܡܐ ܚܪܫܐ: ܘܐܬܪܐ ܚܘܪܒܐ ܒܪܝܟ ܗܘ ܕܓܒܝܗܝ ܘܐܣܓܝ ܫܘܦܪ̈ܘܗܝ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945</text:p>
          </table:table-cell>
          <table:table-cell office:value-type="string" calcext:value-type="string">
            <text:p>Mary Magdalene (text)</text:p>
          </table:table-cell>
          <table:table-cell office:value-type="string" calcext:value-type="string">
            <text:p>ܡܪܝܡ ܡܓܕܠܝܬܐ</text:p>
          </table:table-cell>
          <table:table-cell office:value-type="string" calcext:value-type="string">
            <text:p>ܠܫܘܒܩܢܟ ܡܪܝ ܡܬܝܐܒ ܐܢܐ ܕܢܐܬܐ ܨܐܕܝ: ܗܒ ܠܝ ܕܡ̈ܥܐ ܕܐܒܥܐ ܪ̈ܚܡܐ ܥܕ ܐܝܬ ܐܬܪܐ.</text:p>
          </table:table-cell>
          <table:table-cell office:value-type="string" calcext:value-type="string">
            <text:p>ܦܬܝܚ ܗܘ ܬܪܥܗ ܘܫܦܝܥ ܚܘܒܗ ܨܝܕ ܬܝܒ̈ܐ: ܒܪܝܟ ܚܢܢܐ ܕܫܪܒܐ ܕܪ̈ܚܘܡܗܝ ܠܐ ܡܣܬܝܟ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946</text:p>
          </table:table-cell>
          <table:table-cell office:value-type="string" calcext:value-type="string">
            <text:p>The Good Thief (text)</text:p>
          </table:table-cell>
          <table:table-cell office:value-type="string" calcext:value-type="string">
            <text:p>ܓܝܣܐ ܕܡܢ ܝܡܝܢܐ</text:p>
          </table:table-cell>
          <table:table-cell office:value-type="string" calcext:value-type="string">
            <text:p>ܝܡܐ ܕܪ̈ܚܡܐ ܕܐܓܝܚ ܫܦܥܘ̈ܗܝ ܥܠ ܓܝܣܐ: ܗܒ ܠܝ ܕܐܣܚܐ ܒܝܢܬ ܓܠ̈ܠܐ ܕܡܡܘܠ ܫܪܒܟ.</text:p>
          </table:table-cell>
          <table:table-cell office:value-type="string" calcext:value-type="string">
            <text:p>ܘܐܦ ܠܝ ܝܫܘܥ ܕܗܘܝܬ ܦܘܡܐ ܠܩܠ ܬܘܕܝܬܟ: ܐܬܕܟܪܝܢܝ ܡܪܝ ܒܝܬ ܡܠܟܘܬܟ ܕܐܙܡܪ ܫܘܒܚܟ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947</text:p>
          </table:table-cell>
          <table:table-cell office:value-type="string" calcext:value-type="string">
            <text:p>Confessors and Martyrs (text)</text:p>
          </table:table-cell>
          <table:table-cell/>
          <table:table-cell office:value-type="string" calcext:value-type="string">
            <text:p>ܚܝܠܐ ܕܢܚܬ ܥܡ ܐܬܠܝ̈ܛܐ ܒܐܓܘܢܝ̈ܗܘܢ: ܒܟ ܐܬܚܝܠ ܘܐܬܢܐ ܫܘܦܪܐ ܕܢܨܚܢܝ̈ܗܘܢ.</text:p>
          </table:table-cell>
          <table:table-cell office:value-type="string" calcext:value-type="string">
            <text:p>ܡܝܬܘ ܥܠ ܣܒܪܐ ܘܗܘܘ ܣܗ̈ܕܐ ܕܐܝܬ ܢܘܚܡܐ: ܒܪܝܟ ܗܘ ܙܩܝܦܐ ܕܟܠܠ ܣܗ̈ܕܐ ܒܐܓܘܢܝ̈ܗܘܢ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948</text:p>
          </table:table-cell>
          <table:table-cell office:value-type="string" calcext:value-type="string">
            <text:p>Thomas the Apostle (text)</text:p>
          </table:table-cell>
          <table:table-cell office:value-type="string" calcext:value-type="string">
            <text:p>ܬܐܘܡܐ</text:p>
          </table:table-cell>
          <table:table-cell office:value-type="string" calcext:value-type="string">
            <text:p>ܟܕ ܩܡ ܪܥܝܐ ܡܢ ܒܝܬ ܡܝ̈ܬܐ ܒܚܝܠܐ ܪܒܐ: ܒܐܬܐ ܕܬܗܪܐ ܣܥܪ ܠܫܠܝܚ̈ܐ ܢܫܪܪ ܐܢܘܢ.</text:p>
          </table:table-cell>
          <table:table-cell office:value-type="string" calcext:value-type="string">
            <text:p>ܟܠܗܝܢ ܕܒܪܐ ܪܡܢ ܐܢܝܢ ܡܢ ܦܘܫܩܐ: ܒܪܝܟ ܗܘ ܣܓܝܕܐ ܕܐܠܐ ܒܚܘܒܐ ܠܐ ܡܬܡܠܠ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949</text:p>
          </table:table-cell>
          <table:table-cell office:value-type="string" calcext:value-type="string">
            <text:p>John the Evangelist (text)</text:p>
          </table:table-cell>
          <table:table-cell office:value-type="string" calcext:value-type="string">
            <text:p>ܝܘܚܢܢ ܐܘܢܓܠܣܛܐ</text:p>
          </table:table-cell>
          <table:table-cell office:value-type="string" calcext:value-type="string">
            <text:p>ܒܚܘܒܟ ܡܪܢ ܐܙܝܥ ܡܢܝ̈ ܡܠܠܬ̈ܐ: ܐܙܡܪ ܫܘܦܪܗ ܕܚܕ ܬܠܡܝܕܐ ܡܠܐ ܢܨܚܢ̈ܐ.</text:p>
          </table:table-cell>
          <table:table-cell office:value-type="string" calcext:value-type="string">
            <text:p>ܡܥܦܩ ܢܘܪܐ ܘܓܢܐ ܒܚܕܝܐ ܕܫܠܗܒܝܬܐ: ܒܪܝܟ ܗܘ ܕܪܚܡܗ ܘܐܣܓܝ ܛܘܒܗ ܒܟܢܫܐ ܕܐܚܘ̈ܗܝ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950</text:p>
          </table:table-cell>
          <table:table-cell office:value-type="string" calcext:value-type="string">
            <text:p>Peter the Apostle (text)</text:p>
          </table:table-cell>
          <table:table-cell office:value-type="string" calcext:value-type="string">
            <text:p>ܦܘܠܘܣ</text:p>
          </table:table-cell>
          <table:table-cell office:value-type="string" calcext:value-type="string">
            <text:p>ܡܟܝܟܘܬܗ ܕܝܫܘܥ ܨܕܬ ܠܐܪܥܐ ܟܠܗܿ: ܘܕܠܐ ܩܛܝܪܐ ܢܓܕܗ ܠܥܠܡܐ ܒܟܪܘܙܘܬܗ.</text:p>
          </table:table-cell>
          <table:table-cell office:value-type="string" calcext:value-type="string">
            <text:p>ܐܫܠܐ ܡܕܝܢ ܡܢ ܩܘܠܣܘܗ̈ܝ ܟܕ ܬܗܪ ܐܢܐ: ܒܪܝܟ ܗܘ ܕܓܒܝܗܝ ܠܫܠܝܚܘܬܐ ܕܫܘܿܐ ܗܘܐ ܠܗܿ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951</text:p>
          </table:table-cell>
          <table:table-cell office:value-type="string" calcext:value-type="string">
            <text:p>Paul the Apostle (text)</text:p>
          </table:table-cell>
          <table:table-cell office:value-type="string" calcext:value-type="string">
            <text:p>ܦܘܠܘܣ</text:p>
          </table:table-cell>
          <table:table-cell office:value-type="string" calcext:value-type="string">
            <text:p>ܠܫܪܒܗ ܕܦܘܠܘܣ ܠܐ ܡܠܠܬܗ ܐܝܟ ܕܦܐܐ ܠܗ: ܐܦܠܐ ܡܕܡ ܐܡܪܬ ܡܢܗ ܟܕ ܐܡܪ ܗܘܝܬ.</text:p>
          </table:table-cell>
          <table:table-cell office:value-type="string" calcext:value-type="string">
            <text:p>ܫܦܝܪ ܡܕܝܢ ܡܐܢܐ ܓܒܝܐ ܩܪܝܗܝ ܝܕܘܥܐ: ܒܪܝܟ ܕܢܛܪ ܠܗ ܟܠܝܠ ܙܟܘܬܐ ܕܫܘܿܐ ܗܘܐ ܠܗ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952</text:p>
          </table:table-cell>
          <table:table-cell office:value-type="string" calcext:value-type="string">
            <text:p>John the Baptist (text)</text:p>
          </table:table-cell>
          <table:table-cell office:value-type="string" calcext:value-type="string">
            <text:p>ܝܘܚܢܢ ܡܥܡܕܢܐ</text:p>
          </table:table-cell>
          <table:table-cell office:value-type="string" calcext:value-type="string">
            <text:p>ܡܪܝ ܐܦܩ ܠܝ ܥܘܬܪ̈ܐ ܟܣܝ̈ܐ ܡܢ ܒܝܬ ܓܙܟ: ܐܬܠ ܐܢܘܢ ܠܐܝܢܐ ܕܣܢܝܩ ܥܠ ܡܘܗܒܬܟ.</text:p>
          </table:table-cell>
          <table:table-cell office:value-type="string" calcext:value-type="string">
            <text:p>ܕܕܪܒ ܡܢܗ ܐܚܪܢܐ ܠܐ ܐܝܬ ܒܟܠ ܝܠܝ̈ܕܐ: ܒܪܝܟ ܗܘ ܡܠܬܐ ܕܥܒܕܗ ܩܠܐ ܘܫܕܪܗ ܩܘܕܡܘܗܝ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953</text:p>
          </table:table-cell>
          <table:table-cell office:value-type="string" calcext:value-type="string">
            <text:p>John the Baptist (text)</text:p>
          </table:table-cell>
          <table:table-cell office:value-type="string" calcext:value-type="string">
            <text:p>ܝܘܚܢܢ ܡܥܡܕܢܐ</text:p>
          </table:table-cell>
          <table:table-cell office:value-type="string" calcext:value-type="string">
            <text:p>ܝܫܘܥ ܢܘܗܪܐ ܕܠܟܠ ܣܘ̈ܦܝܢ ܕܢܚܗ ܐܦܨܚ: ܕܢܚ ܒܝ ܐܢܗܪ ܘܐܡܠܠ ܠܟ ܦܪܘܫܐܝܬ.</text:p>
          </table:table-cell>
          <table:table-cell office:value-type="string" calcext:value-type="string">
            <text:p>ܕܟܠܗܘܢ ܫܘܦܪ̈ܐ ܕܟ̈ܢܘܬܗ ܐܚܝܢܐ ܘܐܚܐ: ܘܐܝܬ ܠܗ ܐܚܪܬܐ ܕܐܥܡܕ ܡܪܗ ܒܪܝܟ ܗܘ ܕܓܒܝܗܝ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954</text:p>
          </table:table-cell>
          <table:table-cell office:value-type="string" calcext:value-type="string">
            <text:p>Stephen (text)</text:p>
          </table:table-cell>
          <table:table-cell office:value-type="string" calcext:value-type="string">
            <text:p>ܣܛܦܢܘܣ</text:p>
          </table:table-cell>
          <table:table-cell/>
          <table:table-cell office:value-type="string" calcext:value-type="string">
            <text:p>ܗܘܐ ܩܕܡܝܐ ܒܐܘܪܚܐ ܕܕܡܐ ܡܠܝܬ ܚܫ̈ܐ: ܒܪܝܟ ܗܘ ܕܝܗܒ ܠܗ ܟܠܝܠ ܙܟܘܬܐ ܠܣܗܕܐ ܓܒܝܐ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955</text:p>
          </table:table-cell>
          <table:table-cell office:value-type="string" calcext:value-type="string">
            <text:p>Thomas the Apostle (text)</text:p>
          </table:table-cell>
          <table:table-cell office:value-type="string" calcext:value-type="string">
            <text:p>ܬܐܘܡܐ</text:p>
          </table:table-cell>
          <table:table-cell office:value-type="string" calcext:value-type="string">
            <text:p>ܒܪܐ ܕܐܙܕܒܢ ܘܐܬܚܪܪ ܒܗ ܓܢܣܐ ܕܐܢܫܐ: ܗܒ ܠܝ ܕܐܡܪ ܥܠ ܬܠܡܝܕܐ ܡܙܒܢܐ ܕܡܢܟ.</text:p>
          </table:table-cell>
          <table:table-cell office:value-type="string" calcext:value-type="string">
            <text:p>ܠܟ ܢܫܬܥܒܕ ܪܘܡܐ ܘܥܘܡܩܐ ܘܟܠ ܕܐܝܬ ܒܗܘܢ: ܕܐܢܬ ܗܘ ܒܘܟܪܗܿ ܕܐܠܗܘܬܐ ܒܪܝܟ ܫܠܚܟ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956</text:p>
          </table:table-cell>
          <table:table-cell office:value-type="string" calcext:value-type="string">
            <text:p>Thomas the Apostle (text)</text:p>
          </table:table-cell>
          <table:table-cell office:value-type="string" calcext:value-type="string">
            <text:p>ܬܐܘܡܐ</text:p>
          </table:table-cell>
          <table:table-cell office:value-type="string" calcext:value-type="string">
            <text:p>ܡܪܝܐ ܡܪܢ ܗܒ ܠܝ ܡܠܬܐ ܕܡܠܝܐ ܢܘܗܪܐ: ܘܦܬܚ ܣܦ̈ܘܬܝ ܠܡܡܠܠܘ ܒܚܘܒܐ ܫܪܒܟ.</text:p>
          </table:table-cell>
          <table:table-cell office:value-type="string" calcext:value-type="string">
            <text:p>ܠܗܘܿ ܨܒܝܢܐ ܕܝܗܒ ܢܨܚܢܐ ܠܬܐܘܡܐ ܫܠܝܚܐ: ܠܗ ܬܫܒܘܚܬܐ ܒܟܠ ܥܕܢ̈ܝܢ ܐܡܝܢ ܘܐܡܝܢ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957</text:p>
          </table:table-cell>
          <table:table-cell office:value-type="string" calcext:value-type="string">
            <text:p>The Solitaries (text)</text:p>
          </table:table-cell>
          <table:table-cell office:value-type="string" calcext:value-type="string">
            <text:p>ܝܚܝ̈ܕܝܐ</text:p>
          </table:table-cell>
          <table:table-cell office:value-type="string" calcext:value-type="string">
            <text:p>ܒܡܠܦܢܘܬܗ ܕܒܪ ܐܠܗܐ ܢܗܪ ܒܪ̈ܝܬܐ: ܕܢܚܙܐ ܥܠܡܐ ܐܘܪܚܐ ܕܚܝ̈ܐ ܘܢܗܠܟ ܒܗܿ.</text:p>
          </table:table-cell>
          <table:table-cell office:value-type="string" calcext:value-type="string">
            <text:p>ܒܗܠܝܢ ܬܠܝܐ ܢܦܫܐ ܒܣܒܪܐ ܕܬܩܢܐ ܐܢܘܢ: ܒܪܝܟ ܗܘ ܕܐܝܬ ܠܗ ܛܘ̈ܒܐ ܕܢܘܪܬ ܠܕܪܚܡ ܠܗ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958</text:p>
          </table:table-cell>
          <table:table-cell office:value-type="string" calcext:value-type="string">
            <text:p>The Solitaries (text)</text:p>
          </table:table-cell>
          <table:table-cell office:value-type="string" calcext:value-type="string">
            <text:p>ܝܚܝ̈ܕܝܐ</text:p>
          </table:table-cell>
          <table:table-cell office:value-type="string" calcext:value-type="string">
            <text:p>ܪܡܐ ܡܫܘܚܬܐ ܕܝܚܝ̈ܕܝܐ ܡܢ ܟܠ ܬܓܡ̈ܝܢ: ܕܥܡܗܘܢ ܐܡܝܢ ܣܕܪ ܒܝܫܐ ܟܠ ܬܟܬܘ̈ܫܝܢ.</text:p>
          </table:table-cell>
          <table:table-cell office:value-type="string" calcext:value-type="string">
            <text:p>ܒܪܝܟ ܗܘ ܕܡܘܪܒ ܒܝܕ ܡܘܗܒܬܗ ܘܠܕܠܐ ܫܘܿܝܢ: ܕܒܗܕܐ ܗܘ ܢܫܬܒܚ ܠܗ ܠܗ ܬܫܒܘܚܬܐ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959</text:p>
          </table:table-cell>
          <table:table-cell office:value-type="string" calcext:value-type="string">
            <text:p>George (text)</text:p>
          </table:table-cell>
          <table:table-cell office:value-type="string" calcext:value-type="string">
            <text:p>ܓܝܘܪܓܝܣ</text:p>
          </table:table-cell>
          <table:table-cell office:value-type="string" calcext:value-type="string">
            <text:p>ܛܒܐ ܕܨܒܐ ܕܢܘܪܒ ܥܒܕܘ̈ܗܝ ܡܛܠ ܚܘܒܗ: ܐܘܪܒ ܪܥܝܢܝ ܠܡܡܠܠܘ ܥܠ ܫܘܦܪ̈ܝܗܘܢ.</text:p>
          </table:table-cell>
          <table:table-cell office:value-type="string" calcext:value-type="string">
            <text:p>ܒܪܝܟ ܗܘ ܡܫܝܚܐ ܕܒܟܠ ܙܒ̈ܢܝܢ ܡܘܪܒ ܥܒܕܘ̈ܗܝ: ܘܟܠܢ ܢܐܡܪ ܒܟܠܥܕܢܝܢ ܕܠܗ ܬܫܒܘܚܬܐ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971</text:p>
          </table:table-cell>
          <table:table-cell office:value-type="string" calcext:value-type="string">
            <text:p>Sharbel (text)</text:p>
          </table:table-cell>
          <table:table-cell office:value-type="string" calcext:value-type="string">
            <text:p>ܫܪܒܝܠ</text:p>
          </table:table-cell>
          <table:table-cell office:value-type="string" calcext:value-type="string">
            <text:p>ܫܪܒܝܠ ܟܘܡܪܐ ܕܗܘܐ ܣܗܕܐ ܒܚܪܬ ܝܘ̈ܡܘܗܝ ܬܒܥܢܝ ܡܐܡܪܐ ܗܒ ܠܝ ܡܪܢ ܕܥܠܘܗܝ ܐܡܪ.</text:p>
          </table:table-cell>
          <table:table-cell office:value-type="string" calcext:value-type="string">
            <text:p>ܒܕܡܐ ܡܟܝܪܐ ܘܕܡܐ ܫܩܠܬ ܘܕܡܐ ܝܗܒܬ ܒܪܝܟ ܕܒܚܘܒܗ ܠܕܡܐ ܕܣܗ̈ܕܐ ܚܠܛ ܥܡ ܕܝܠܗ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yriaca.org/work/8526</text:p>
          </table:table-cell>
          <table:table-cell office:value-type="string" calcext:value-type="string">
            <text:p>Memre on Joseph</text:p>
          </table:table-cell>
          <table:table-cell office:value-type="string" calcext:value-type="string">
            <text:p>ܡܐܡܪ̈ܐ ܕܥܠ ܝܘܣ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syriaca.org/work/8527</text:p>
          </table:table-cell>
          <table:table-cell office:value-type="string" calcext:value-type="string">
            <text:p>On Joseph (Memra 1)</text:p>
          </table:table-cell>
          <table:table-cell office:value-type="string" calcext:value-type="string">
            <text:p>ܡܺܐܡܪܳܐ ܩܰܕܡܳܝܳܐ ܕܥܰܠ ܝܰܘܣܶܦ</text:p>
          </table:table-cell>
          <table:table-cell office:value-type="string" calcext:value-type="string">
            <text:p>ܫܽܘܦܪܳܐ ܡܫܺܝܼܚܳܐ ܕܒܶܗ ܐܶܨܛܰܒܰܬ݂ܘ ܟܽܠܗܽܘܢ ܟܺܐܢ̈ܶܐ</text:p>
          </table:table-cell>
          <table:table-cell/>
          <table:table-cell office:value-type="string" calcext:value-type="string">
            <text:p>https://syriaccorpus.org/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611</text:p>
          </table:table-cell>
          <table:table-cell office:value-type="string" calcext:value-type="string">
            <text:p>On Joseph (Memra 2)</text:p>
          </table:table-cell>
          <table:table-cell/>
          <table:table-cell office:value-type="string" calcext:value-type="string">
            <text:p>ܫܰܪܒܶܗ ܕܝܰܘܣܶܦ ܬܰܒܥܰܢܝ ܕܰܐܘܣܼܶܦ ܐܶܡܿܰܠܶܠ ܠܶܗ</text:p>
          </table:table-cell>
          <table:table-cell/>
          <table:table-cell office:value-type="string" calcext:value-type="string">
            <text:p>https://syriaccorpus.org/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612</text:p>
          </table:table-cell>
          <table:table-cell office:value-type="string" calcext:value-type="string">
            <text:p>On Joseph (Memra 3)</text:p>
          </table:table-cell>
          <table:table-cell/>
          <table:table-cell office:value-type="string" calcext:value-type="string">
            <text:p>ܒܽܐܘܪܚܶܗ ܕܝܰܘܣܶܦ ܢܰܓܼܕܰܢܝ̱ ܡܺܐܡܪܳܐ ܠܰܡܗܰܠܳܟܽܘ</text:p>
          </table:table-cell>
          <table:table-cell/>
          <table:table-cell office:value-type="string" calcext:value-type="string">
            <text:p>https://syriaccorpus.org/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613</text:p>
          </table:table-cell>
          <table:table-cell office:value-type="string" calcext:value-type="string">
            <text:p>On Joseph (Memra 4)</text:p>
          </table:table-cell>
          <table:table-cell/>
          <table:table-cell office:value-type="string" calcext:value-type="string">
            <text:p>ܡܺܐܡܪܳܐ ܕܢܰܟܼܦܳܐ ܡܠܽܘܼܐܳܐ ܝܰܗܼܒ ܠܺܝ ܡܶܢ ܩܶܪܝܳܢܶܗ:</text:p>
          </table:table-cell>
          <table:table-cell/>
          <table:table-cell office:value-type="string" calcext:value-type="string">
            <text:p>https://syriaccorpus.org/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614</text:p>
          </table:table-cell>
          <table:table-cell office:value-type="string" calcext:value-type="string">
            <text:p>On Joseph (Memra 5)</text:p>
          </table:table-cell>
          <table:table-cell/>
          <table:table-cell office:value-type="string" calcext:value-type="string">
            <text:p>ܪܶܓܬ݂ܐ ܣܢܺܝܼܬ݂ܳܐ ܥܰܡ ܢܰܟܦܽܘܼܬ݂ܐ ܠܕܰܐܪܳܐ ܢܶܚܼܬܰܬ݂</text:p>
          </table:table-cell>
          <table:table-cell/>
          <table:table-cell office:value-type="string" calcext:value-type="string">
            <text:p>https://syriaccorpus.org/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615</text:p>
          </table:table-cell>
          <table:table-cell office:value-type="string" calcext:value-type="string">
            <text:p>On Joseph (Memra 6)</text:p>
          </table:table-cell>
          <table:table-cell/>
          <table:table-cell office:value-type="string" calcext:value-type="string">
            <text:p>ܐܰܝܢܳܐ ܕܡܰܡܪܰܚ ܕܢܶܨܽܘܪ ܫܶܡܫܳܐ ܡܶܛܥܳܐ ܛܳܥܿܶܐ</text:p>
          </table:table-cell>
          <table:table-cell/>
          <table:table-cell office:value-type="string" calcext:value-type="string">
            <text:p>https://syriaccorpus.org/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616</text:p>
          </table:table-cell>
          <table:table-cell office:value-type="string" calcext:value-type="string">
            <text:p>On Joseph (Memra 7)</text:p>
          </table:table-cell>
          <table:table-cell/>
          <table:table-cell office:value-type="string" calcext:value-type="string">
            <text:p>ܐ̱ܪ̈ܳܙܰܝ ܡܳܪܰܢ ܐܽܘܪܚܳܐ ܕܪܰܫܘ̱ ܠܺܝ ܒܶܝܬ ܩܶܪ̈ܝܳܢܶܐ</text:p>
          </table:table-cell>
          <table:table-cell/>
          <table:table-cell office:value-type="string" calcext:value-type="string">
            <text:p>https://syriaccorpus.org/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617</text:p>
          </table:table-cell>
          <table:table-cell office:value-type="string" calcext:value-type="string">
            <text:p>On Joseph (Memra 8)</text:p>
          </table:table-cell>
          <table:table-cell/>
          <table:table-cell office:value-type="string" calcext:value-type="string">
            <text:p>ܬܰܪܥܳܐ ܪܰܒܳܐ ܦܼܬܰܚ ܠܺܝ ܝܰܘܣܶܦ ܕܰܫܟܰܚ̈ܳܬ݂ܳܐ</text:p>
          </table:table-cell>
          <table:table-cell/>
          <table:table-cell office:value-type="string" calcext:value-type="string">
            <text:p>https://syriaccorpus.org/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618</text:p>
          </table:table-cell>
          <table:table-cell office:value-type="string" calcext:value-type="string">
            <text:p>On Joseph (Memra 9)</text:p>
          </table:table-cell>
          <table:table-cell/>
          <table:table-cell office:value-type="string" calcext:value-type="string">
            <text:p>ܗܰܘ ܫܰܦܺܝܪܳܐ ܝܰܘܣܶܦ ܕܰܢܨܰܚ ܒܶܝܬ ܡܶܨܪ̈ܳܝܶܐ</text:p>
          </table:table-cell>
          <table:table-cell/>
          <table:table-cell office:value-type="string" calcext:value-type="string">
            <text:p>https://syriaccorpus.org/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619</text:p>
          </table:table-cell>
          <table:table-cell office:value-type="string" calcext:value-type="string">
            <text:p>On Joseph (Memra 10)</text:p>
          </table:table-cell>
          <table:table-cell/>
          <table:table-cell office:value-type="string" calcext:value-type="string">
            <text:p>ܬܽܘܒ ܥܿܰܬܺܝܼܪܳܐ ܐܰܦܶܩ ܗܿܰܒ ܠܺܝ ܡܶܢ ܒܶܝܬ ܓܰܙܳܟ݂܇</text:p>
          </table:table-cell>
          <table:table-cell/>
          <table:table-cell office:value-type="string" calcext:value-type="string">
            <text:p>https://syriaccorpus.org/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820</text:p>
          </table:table-cell>
          <table:table-cell office:value-type="string" calcext:value-type="string">
            <text:p>Memre of Jacob of Serugh</text:p>
          </table:table-cell>
          <table:table-cell office:value-type="string" calcext:value-type="string">
            <text:p>ܡܐܡܪ̈ܐ ܡܓܒܝ̈ܐ ܕܡܪܝ ܝܥܩܘܒ ܕܣܪܘ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syriaca.org/work/8821</text:p>
          </table:table-cell>
          <table:table-cell office:value-type="string" calcext:value-type="string">
            <text:p>An Admonition</text:p>
          </table:table-cell>
          <table:table-cell office:value-type="string" calcext:value-type="string">
            <text:p>ܕܡܲܪܬ݁ܝܵܢܘܼܬܼܵܐ</text:p>
          </table:table-cell>
          <table:table-cell office:value-type="string" calcext:value-type="string">
            <text:p>ܐܲܙܝܼܥ ܩܵܠܲܝ̈ ܥܲܠ ܬܸܫܒ݁ܘܿܚܬܵܟܼ ܒܲܪ ܐܲܠܵܗܵܐ:</text:p>
          </table:table-cell>
          <table:table-cell/>
          <table:table-cell office:value-type="string" calcext:value-type="string">
            <text:p>https://syriaccorpus.org/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822</text:p>
          </table:table-cell>
          <table:table-cell office:value-type="string" calcext:value-type="string">
            <text:p>On the Descent of the Highest upon Mount Sinai</text:p>
          </table:table-cell>
          <table:table-cell office:value-type="string" calcext:value-type="string">
            <text:p>ܕܥܲܠ ܡܲܚܲܬ݁ܬܹܗ ܕܪܵܡܵܐ ܥܲܠ ܛܘܼܪ ܣܝܼܢܲܝ</text:p>
          </table:table-cell>
          <table:table-cell office:value-type="string" calcext:value-type="string">
            <text:p>ܓܲܢ̄ܒܵܪ ܥܵܠܡܹ̈ܐ ܕܲܨܠ̣ܵܐ ܬܘܼܩܦܹܗ ܥܲܠ ܛܘܼܪ ܣܝܼܢܲܝ:</text:p>
          </table:table-cell>
          <table:table-cell/>
          <table:table-cell office:value-type="string" calcext:value-type="string">
            <text:p>https://syriaccorpus.org/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823</text:p>
          </table:table-cell>
          <table:table-cell office:value-type="string" calcext:value-type="string">
            <text:p>On the Consecration of the Church and on Moses the Prophet</text:p>
          </table:table-cell>
          <table:table-cell office:value-type="string" calcext:value-type="string">
            <text:p>ܥܲܠ ܩܘܼܕܵܫ ܥܹܕܬܵܐ ܘܥܲܠ ܡܘܼܫܹܐ ܢܒ̣ܝܼܵܐ</text:p>
          </table:table-cell>
          <table:table-cell office:value-type="string" calcext:value-type="string">
            <text:p>ܐܲܢ̄ܬ݁ ܥܲܬ݁ܝܼܪܵܐ ܗܲܒ̣ ܠܲܣܢܝܼܩܵܐ ܕܒ̣ܵܥܹ̇ܐ ܡܸܢܵܟ̣:</text:p>
          </table:table-cell>
          <table:table-cell/>
          <table:table-cell office:value-type="string" calcext:value-type="string">
            <text:p>https://syriaccorpus.org/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824</text:p>
          </table:table-cell>
          <table:table-cell office:value-type="string" calcext:value-type="string">
            <text:p>On the Brazen Serpent that Moses Set up in the Wilderness</text:p>
          </table:table-cell>
          <table:table-cell office:value-type="string" calcext:value-type="string">
            <text:p>ܥܲܠ ܚܸܘܝܵܐ ܕܲܢܚܵܫܵܐ ܕܐܲܪܝܼܡ ܡܘܼܫܹܐ ܒܡܲܕܼܒ݁ܪܵܐ</text:p>
          </table:table-cell>
          <table:table-cell office:value-type="string" calcext:value-type="string">
            <text:p>ܠܝܲܡܵܐ ܕܐ̄ܪ̈ܵܙܲܝܟ ܐܲܚܬܼܘܼܢܝ ܡܹܐܡܪ̈ܲܝܟ ܒܲܪ ܐܲܠܵܗܵܐ:</text:p>
          </table:table-cell>
          <table:table-cell/>
          <table:table-cell office:value-type="string" calcext:value-type="string">
            <text:p>https://syriaccorpus.org/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825</text:p>
          </table:table-cell>
          <table:table-cell office:value-type="string" calcext:value-type="string">
            <text:p>On Aaron the Priest</text:p>
          </table:table-cell>
          <table:table-cell office:value-type="string" calcext:value-type="string">
            <text:p>ܥܲܠ ܐܲܗܪܘܿܢ ܟܵܗܢܵܐ</text:p>
          </table:table-cell>
          <table:table-cell office:value-type="string" calcext:value-type="string">
            <text:p>ܡ̣ܢ ܫܘܼܪܵܝܵܐ ܟܲܕܼ ܒܵܪܹܐ ܠܹܗ ܡܵܪܝܵܐ ܠܐܵܕܼܵܡ:</text:p>
          </table:table-cell>
          <table:table-cell/>
          <table:table-cell office:value-type="string" calcext:value-type="string">
            <text:p>https://syriaccorpus.org/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826</text:p>
          </table:table-cell>
          <table:table-cell office:value-type="string" calcext:value-type="string">
            <text:p>On That Star Which the Magi Saw</text:p>
          </table:table-cell>
          <table:table-cell office:value-type="string" calcext:value-type="string">
            <text:p>ܥܲܠ ܟܵܘܟ݁ܒ̣ܵܐ ܗܵܘ̇ ܕܐܸܬܼܚܙܝܼ ܠܲܡܓ̣ܘܼ̈ܫܹܐ</text:p>
          </table:table-cell>
          <table:table-cell office:value-type="string" calcext:value-type="string">
            <text:p>ܕܼܢܚܵܐ ܪܲܒܵܐ ܕܲܡ̣ܠܵܐ ܥܵܠܡܵܐ ܡ̣ܢ ܙܲܠܝܼܩܵܘ̈ܗܝ:</text:p>
          </table:table-cell>
          <table:table-cell/>
          <table:table-cell office:value-type="string" calcext:value-type="string">
            <text:p>https://syriaccorpus.org/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827</text:p>
          </table:table-cell>
          <table:table-cell office:value-type="string" calcext:value-type="string">
            <text:p>On the Baptism of the Law and on the Baptism of John and on the Baptism That Our Lord Gave to the Apostles</text:p>
          </table:table-cell>
          <table:table-cell office:value-type="string" calcext:value-type="string">
            <text:p>ܥܲܠ ܡܲܥܡܘܿܕܼܝܼܬܼܵܐ ܕܢܵܡܘܿܣܵܐ ܘܥܲܠ ܡܲܥܡܘܿܕܼܝܼܬܹܗ ܕܝܘܿܚܲܢܵܢ ܘܥܲܠ ܡܲܥܡܘܿܕܼܝܼܬܼܵܐ ܕܝܲܗ̣̄ܒ̣ ܡܵܪܲܢ ܠܲܫܠܝܼܚܹ̈ܐ</text:p>
          </table:table-cell>
          <table:table-cell office:value-type="string" calcext:value-type="string">
            <text:p>ܒܕܸܢܚܹܗ ܕܲܒ̣ܪܵܐ ܢܗܲܪ ܒܸܪ̈ܝܵܬܼܵܐ ܕܚܸܫ̈ܘܿܟ̣ܵܢ ܗ̄ܘܲܝ̈:</text:p>
          </table:table-cell>
          <table:table-cell/>
          <table:table-cell office:value-type="string" calcext:value-type="string">
            <text:p>https://syriaccorpus.org/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828</text:p>
          </table:table-cell>
          <table:table-cell office:value-type="string" calcext:value-type="string">
            <text:p>On the Baptism of our Savior in the Jordan</text:p>
          </table:table-cell>
          <table:table-cell office:value-type="string" calcext:value-type="string">
            <text:p>ܥܲܠ ܥܡܵܕܼܗ ܕܦܵܪܘܿܩܲܢ ܕܲܒ̣ܝܘܿܪܕܢܵܢ</text:p>
          </table:table-cell>
          <table:table-cell office:value-type="string" calcext:value-type="string">
            <text:p>ܚܲܬܼܢܵܐ ܡܫܝܼܚܵܐ ܚܠܘܿܠܵܐ ܥ̣ܒܲܕܼ ܠܵܗ̇ ܠܥܸܕܲܬܼ ܥܲܡܡܹ̈ܐ:</text:p>
          </table:table-cell>
          <table:table-cell/>
          <table:table-cell office:value-type="string" calcext:value-type="string">
            <text:p>https://syriaccorpus.org/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829</text:p>
          </table:table-cell>
          <table:table-cell office:value-type="string" calcext:value-type="string">
            <text:p>On Holy Baptism</text:p>
          </table:table-cell>
          <table:table-cell office:value-type="string" calcext:value-type="string">
            <text:p>ܥܲܠ ܡܲܥܡܘܿܕܼܝܼܬܼܵܐ ܩܲܕܝܼܫܬܵܐ</text:p>
          </table:table-cell>
          <table:table-cell table:number-columns-repeated="2"/>
          <table:table-cell office:value-type="string" calcext:value-type="string">
            <text:p>https://syriaccorpus.org/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830</text:p>
          </table:table-cell>
          <table:table-cell office:value-type="string" calcext:value-type="string">
            <text:p>On the Prayer That Our Lord Taught to his Disciples: "Our Father Which Art in Heaven"</text:p>
          </table:table-cell>
          <table:table-cell office:value-type="string" calcext:value-type="string">
            <text:p>ܥܲܠ ܨܠܘܿܬܼܵܐ ܕܐܲܠܸܦ̣ ܡܵܪܲܢ ܠܬܲܠܡܝܼܕܼܵܘ̈ܗܝ ܐܲܒ̣ܘܼܢ ܕܒܲܫܡܲܝܵܐ ܢܸܬܼܩܲܕܲܫ ܫܡܵܟ̣</text:p>
          </table:table-cell>
          <table:table-cell office:value-type="string" calcext:value-type="string">
            <text:p>ܒܲܪ ܐܲܠܵܗܵܐ ܕܡܸܢܹܗ ܥܵܬܼ݁ܪܝܼܢ ܟܠ ܡܲܠܵܠܹ̈ܐ:</text:p>
          </table:table-cell>
          <table:table-cell/>
          <table:table-cell office:value-type="string" calcext:value-type="string">
            <text:p>https://syriaccorpus.org/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831</text:p>
          </table:table-cell>
          <table:table-cell office:value-type="string" calcext:value-type="string">
            <text:p>On that Young Man who Said to Our Lord, “What Should I Do to Inherit Eternal Life”</text:p>
          </table:table-cell>
          <table:table-cell office:value-type="string" calcext:value-type="string">
            <text:p>ܥܲܠ ܗܵܘ̇ ܥܠܲܝܡܵܐ ܕܐܸܡܲܪ ܠܡܵܪܲܢ ܕܡܵܢܵܐ ܐܸܥܒܸ݁ܕܼ ܕܐܹܪܲܬܼ ܚܲܝܹ̈ܐ ܕܲܠܥܵܠܲܡ</text:p>
          </table:table-cell>
          <table:table-cell office:value-type="string" calcext:value-type="string">
            <text:p>ܡܸܠܬܼܵܟ̣ ܡܵܪܲܢ ܢܘܼܗܪܵܐ ܡܲܠܝܵܐ ܠܲܕܼܪܵܚܹܡ ܠܵܗ̇ :</text:p>
          </table:table-cell>
          <table:table-cell/>
          <table:table-cell office:value-type="string" calcext:value-type="string">
            <text:p>https://syriaccorpus.org/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832</text:p>
          </table:table-cell>
          <table:table-cell office:value-type="string" calcext:value-type="string">
            <text:p>On the Prodigal Son</text:p>
          </table:table-cell>
          <table:table-cell office:value-type="string" calcext:value-type="string">
            <text:p>ܥܲܠ ܗܵܘ̇ ܒܪܵܐ ܕܦܲܪܲܚ̣ ܢܸܟ̣ܣܵܘ̈ܗܝ</text:p>
          </table:table-cell>
          <table:table-cell office:value-type="string" calcext:value-type="string">
            <text:p>ܡܸܠܬܼܵܟ̣ ܡܵܪܲܢ ܢܘܼܗܪܵܐ ܗ̄ܝܼ ܟ̱ܠܵܗ̇ ܠܲܕܼܪܵܚܹܡ ܠܵܗ̇ :</text:p>
          </table:table-cell>
          <table:table-cell/>
          <table:table-cell office:value-type="string" calcext:value-type="string">
            <text:p>https://syriaccorpus.org/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833</text:p>
          </table:table-cell>
          <table:table-cell office:value-type="string" calcext:value-type="string">
            <text:p>On the Pharisee and the Publican Who Went up to the Temple to Pray</text:p>
          </table:table-cell>
          <table:table-cell office:value-type="string" calcext:value-type="string">
            <text:p>ܥܲܠ ܦܪܝܼܫܵܐ ܘܡܵܟ̣ܣܵܐ ܕܐܸܡܲܪ ܡܵܪܲܢ ܕܲܣܠܸܩ̣ܘ ܠܗܲܝܟ݁ܠܵܐ ܠܲܡܨܲܠܵܝܘܼ</text:p>
          </table:table-cell>
          <table:table-cell office:value-type="string" calcext:value-type="string">
            <text:p>ܡܲܠܦܵܢܘܼܬܹܗ ܕܒܲܪ ܐܲܠܵܗܵܐ ܚܲܝܹ̈ܐ ܡܲܠܝܵܐ:</text:p>
          </table:table-cell>
          <table:table-cell/>
          <table:table-cell office:value-type="string" calcext:value-type="string">
            <text:p>https://syriaccorpus.org/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834</text:p>
          </table:table-cell>
          <table:table-cell office:value-type="string" calcext:value-type="string">
            <text:p>On the Parable That Our Lord Spoke about the Laborers Whom the Lord of the Vineyard Hired</text:p>
          </table:table-cell>
          <table:table-cell office:value-type="string" calcext:value-type="string">
            <text:p>ܥܲܠ ܡܲܬܼܠܵܐ ܕܐܸܡܲܪ ܡܵܪܲܢ ܕܦܵܥ̈ܠܹܐ ܕܐܸܓܲܪ ܡܵܪܹܐ ܟܲܪܡܵܐ</text:p>
          </table:table-cell>
          <table:table-cell office:value-type="string" calcext:value-type="string">
            <text:p>ܐܸܦ̮ܬܲܚ ܣܸܦ̈ܘܵܬܼܝ ܠܲܡܡܲܠܵܠܘܼ ܒܚܘܼܒܵܐ ܫܲܪܒܵܟ̣:</text:p>
          </table:table-cell>
          <table:table-cell/>
          <table:table-cell office:value-type="string" calcext:value-type="string">
            <text:p>https://syriaccorpus.org/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835</text:p>
          </table:table-cell>
          <table:table-cell office:value-type="string" calcext:value-type="string">
            <text:p>On Zacchaeus the Publican</text:p>
          </table:table-cell>
          <table:table-cell office:value-type="string" calcext:value-type="string">
            <text:p>ܥܲܠ ܙܲܟܲܝ ܡܵܟ̣ܣܵܐ</text:p>
          </table:table-cell>
          <table:table-cell office:value-type="string" calcext:value-type="string">
            <text:p>ܡܸܛܠ ܒܝܼ̈ܫܹܐ ܐܲܪܡ̣ܝܼ ܐܘܼܪܚܹܗ ܒܥܵܠܡܵܐ ܡܵܪܲܢ:</text:p>
          </table:table-cell>
          <table:table-cell/>
          <table:table-cell office:value-type="string" calcext:value-type="string">
            <text:p>https://syriaccorpus.org/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836</text:p>
          </table:table-cell>
          <table:table-cell office:value-type="string" calcext:value-type="string">
            <text:p>On the Rich Man and Lazarus</text:p>
          </table:table-cell>
          <table:table-cell office:value-type="string" calcext:value-type="string">
            <text:p>ܲܥܲܠ ܥܲܬ݁ܝܼܪܵܐ ܘܠܵܥܵܙܲܪ</text:p>
          </table:table-cell>
          <table:table-cell office:value-type="string" calcext:value-type="string">
            <text:p>ܠܵܟ̣ ܝܵܗ̇ܘܿܒ̣ܵܐ ܐܲܓ̣ܥܸܠ ܫܸܐܠܵܬܼ̈ܝ ܟܲܕܼ ܣܵܓܹ݁ܕܼ ܐ̄ܢܵܐ:</text:p>
          </table:table-cell>
          <table:table-cell/>
          <table:table-cell office:value-type="string" calcext:value-type="string">
            <text:p>https://syriaccorpus.org/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837</text:p>
          </table:table-cell>
          <table:table-cell office:value-type="string" calcext:value-type="string">
            <text:p>On the Canaanite Woman</text:p>
          </table:table-cell>
          <table:table-cell office:value-type="string" calcext:value-type="string">
            <text:p>ܥܲܠ ܟܢܲܥܢܵܝܬܵܐ</text:p>
          </table:table-cell>
          <table:table-cell office:value-type="string" calcext:value-type="string">
            <text:p>ܢܘܼܗܪܵܐ ܪܲܒܵܐ ܕܢܲܚ̣ ܗ̄ܘܟܵܐ ܒܐܲܪܥܵܐ ܒܝܵܘ̈ܡܲܝ ܡܵܪܲܢ:</text:p>
          </table:table-cell>
          <table:table-cell/>
          <table:table-cell office:value-type="string" calcext:value-type="string">
            <text:p>https://syriaccorpus.org/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838</text:p>
          </table:table-cell>
          <table:table-cell office:value-type="string" calcext:value-type="string">
            <text:p>On Palm Sunday</text:p>
          </table:table-cell>
          <table:table-cell office:value-type="string" calcext:value-type="string">
            <text:p>ܥܲܠ ܚܲܕܼܒܿܫܲܒܵܐ ܕܐܘܿܫܲܥ̈ܢܹܐ</text:p>
          </table:table-cell>
          <table:table-cell office:value-type="string" calcext:value-type="string">
            <text:p>ܢܸܒܼܥܵܐ ܕܚܲܝܹ̈ܐ ܐܸܫܬܿܝܼܘ ܡܸܢܹܗ ܡܝܼܬܼ̈ܐ ܘܲܚ̣ܝܵܘ:</text:p>
          </table:table-cell>
          <table:table-cell/>
          <table:table-cell office:value-type="string" calcext:value-type="string">
            <text:p>https://syriaccorpus.org/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839</text:p>
          </table:table-cell>
          <table:table-cell office:value-type="string" calcext:value-type="string">
            <text:p>On Our Lord's Question and on the Revelation That Simon Received from the Father</text:p>
          </table:table-cell>
          <table:table-cell office:value-type="string" calcext:value-type="string">
            <text:p>ܥܲܠ ܫܘܼܐܵܠܹܗ ܕܡܵܪܲܢ ܘܥܲܠ ܓܸܠܝܵܢܵܐ ܕܩܲܒܸܿܠܼ ܫܸܡܥܘܿܢ ܡܼܢ ܐܲܒܼܵܐ</text:p>
          </table:table-cell>
          <table:table-cell office:value-type="string" calcext:value-type="string">
            <text:p>ܐ̄ܒܼܵܐ ܪܲܚܡܵܢܵܐ ܕܦܲܪܩܲܢ ܒܲܕܡܹܗ ܕܝܼܚܝܼܕܵܝܹܗ:</text:p>
          </table:table-cell>
          <table:table-cell/>
          <table:table-cell office:value-type="string" calcext:value-type="string">
            <text:p>https://syriaccorpus.org/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840</text:p>
          </table:table-cell>
          <table:table-cell office:value-type="string" calcext:value-type="string">
            <text:p>On Simon Peter When Our Lord Said to him, “Get Thee Behind Me Satan”</text:p>
          </table:table-cell>
          <table:table-cell office:value-type="string" calcext:value-type="string">
            <text:p>ܥܲܠ ܫܸܡܥܘܿܢ ܟܹܐܦܵܐ ܟܲܕܼ ܐܸܡܸܿܪ ܠܹܗ ܡܵܪܲܢ ܙܸܠ ܠܵܟܼ ܠܒܸܣܬܲܪܝ ܣܵܛܵܢܵܐ</text:p>
          </table:table-cell>
          <table:table-cell office:value-type="string" calcext:value-type="string">
            <text:p>ܒܟܼܠܗܘܿܢ ܡܹܐܡܪ̈ܲܝ ܠܵܟܼ ܩܵܪܹܐ ܐ̄ܢܵܐ ܒܪܵܐ ܫܲܪܝܼܪܵܐ:</text:p>
          </table:table-cell>
          <table:table-cell/>
          <table:table-cell office:value-type="string" calcext:value-type="string">
            <text:p>https://syriaccorpus.org/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841</text:p>
          </table:table-cell>
          <table:table-cell office:value-type="string" calcext:value-type="string">
            <text:p>On the Denial of Peter</text:p>
          </table:table-cell>
          <table:table-cell office:value-type="string" calcext:value-type="string">
            <text:p>ܥܲܠ ܟܦܘܼܪܝܹܗ ܕܫܸܡܥܘܿܢ</text:p>
          </table:table-cell>
          <table:table-cell office:value-type="string" calcext:value-type="string">
            <text:p>ܒܫܵܥܬܼܵܐ ܕܕܼܝܼܢܵܟܼ ܐܲܨܸܕܼ ܪܸܥܝܵܢܝ ܒܲܪ ܐܲܠܵܗܵܐ:</text:p>
          </table:table-cell>
          <table:table-cell/>
          <table:table-cell office:value-type="string" calcext:value-type="string">
            <text:p>https://syriaccorpus.org/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842</text:p>
          </table:table-cell>
          <table:table-cell office:value-type="string" calcext:value-type="string">
            <text:p>On the Memorial of the Departed and on the Eucharistic Bread</text:p>
          </table:table-cell>
          <table:table-cell office:value-type="string" calcext:value-type="string">
            <text:p>ܥܠ ܕܗܟܪܢܐ ܕܥܢܝ̈ܕܐ ܘܥܠ ܩܨܬܐ</text:p>
          </table:table-cell>
          <table:table-cell office:value-type="string" calcext:value-type="string">
            <text:p>ܐܸܠܘܼ ܐܝܼܬܼ ܗ̄ܘ̣ܵܐ ܐܸܕܼܢܵܐ ܕܫܵܡ̇ܥܵܐ( )</text:p>
            <text:p>                    ܚܲܒ̇ܝܼܒܼܵܐܝܼܬܼ:</text:p>
          </table:table-cell>
          <table:table-cell/>
          <table:table-cell office:value-type="string" calcext:value-type="string">
            <text:p>https://syriaccorpus.org/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843</text:p>
          </table:table-cell>
          <table:table-cell office:value-type="string" calcext:value-type="string">
            <text:p>On the Lenten Fast I</text:p>
          </table:table-cell>
          <table:table-cell office:value-type="string" calcext:value-type="string">
            <text:p>ܥܲܠ ܨܵܘܡܵܐ ܩܲܕܝܼܫܵܐ ܕܐܲܪܒ̇ܥܝܼܢ ܐ</text:p>
          </table:table-cell>
          <table:table-cell office:value-type="string" calcext:value-type="string">
            <text:p>ܠܘܲܥܕܹܗ ܕܫܘܼܒܼܚܵܟܼ ܬܸܪܗܲܛ ܡܸܠܲܬܼܝ ܒܲܪ ܐܲܠܵܗܵܐ:</text:p>
          </table:table-cell>
          <table:table-cell/>
          <table:table-cell office:value-type="string" calcext:value-type="string">
            <text:p>https://syriaccorpus.org/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844</text:p>
          </table:table-cell>
          <table:table-cell office:value-type="string" calcext:value-type="string">
            <text:p>On the Lenten Fast II</text:p>
          </table:table-cell>
          <table:table-cell office:value-type="string" calcext:value-type="string">
            <text:p>ܥܲܠ ܨܵܘܡܵܐ ܩܲܕܝܼܫܵܐ ܕܐܲܪܒܿܥܝܼܢ ܒ</text:p>
          </table:table-cell>
          <table:table-cell office:value-type="string" calcext:value-type="string">
            <text:p>ܦܹܐܖܹ̈ܐ ܚܠܲܝ̈ܵܐ ܕܨܵܘܡܵܐ ܩܸܛ̇ܦܹܬܼ ܡ̣ܢ ܝܘܼܠܦܵܢܵܐ:</text:p>
          </table:table-cell>
          <table:table-cell/>
          <table:table-cell office:value-type="string" calcext:value-type="string">
            <text:p>https://syriaccorpus.org/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845</text:p>
          </table:table-cell>
          <table:table-cell office:value-type="string" calcext:value-type="string">
            <text:p>On the Lenten Fast III</text:p>
          </table:table-cell>
          <table:table-cell office:value-type="string" calcext:value-type="string">
            <text:p>ܥܲܠ ܨܵܘܡܵܐ ܩܲܕܝܼܫܵܐ ܕܐܲܪܒܿܥܝܼܢ ܓ</text:p>
          </table:table-cell>
          <table:table-cell office:value-type="string" calcext:value-type="string">
            <text:p>.ܓ.( ) ܕܥܲܠ ܨܵܘܡܵܐ ܩܲܕܝܼܫܵܐ ܕܐܲܪܒܥܝܼܢ.</text:p>
          </table:table-cell>
          <table:table-cell/>
          <table:table-cell office:value-type="string" calcext:value-type="string">
            <text:p>https://syriaccorpus.org/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846</text:p>
          </table:table-cell>
          <table:table-cell office:value-type="string" calcext:value-type="string">
            <text:p>On the Love of God and On Perfect Reconciliation</text:p>
          </table:table-cell>
          <table:table-cell office:value-type="string" calcext:value-type="string">
            <text:p>ܥܲܠ ܚܘܼܒܵܐ ܒܪܵܐ ܕܐܲܠܵܗܵܐ ܕܐܸܬܼܵܐ ܒܚܘܼܒܹܗ ܕܲܢܚܲܕܸܬܼ ܟܠ</text:p>
          </table:table-cell>
          <table:table-cell table:number-columns-repeated="2"/>
          <table:table-cell office:value-type="string" calcext:value-type="string">
            <text:p>https://syriaccorpus.org/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847</text:p>
          </table:table-cell>
          <table:table-cell office:value-type="string" calcext:value-type="string">
            <text:p>On Godly Virginity</text:p>
          </table:table-cell>
          <table:table-cell office:value-type="string" calcext:value-type="string">
            <text:p>ܥܲܠ ܡܲܪܬܝܵܢܘܼܬܼܵܐ</text:p>
          </table:table-cell>
          <table:table-cell office:value-type="string" calcext:value-type="string">
            <text:p>ܥܲܠ ܡܲܝܢܲܩܬܵܐ ܣܢܝܼܩ ܝܲܠܘܼܕܼܵܐ ܕܢܸܚܸܐ ܡܸܢܵܗ̇:</text:p>
          </table:table-cell>
          <table:table-cell/>
          <table:table-cell office:value-type="string" calcext:value-type="string">
            <text:p>https://syriaccorpus.org/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848</text:p>
          </table:table-cell>
          <table:table-cell office:value-type="string" calcext:value-type="string">
            <text:p>On the Power of Repentance</text:p>
          </table:table-cell>
          <table:table-cell office:value-type="string" calcext:value-type="string">
            <text:p>ܥܲܠ ܬܼܝܵܒܼܘܼܬܼܵܐ</text:p>
          </table:table-cell>
          <table:table-cell office:value-type="string" calcext:value-type="string">
            <text:p>ܒܵܟܼ ܡܵܪܝ ܐܹܚܘܼܪ ܕܲܡܠܹܝܬܿ ܫܘܼܦܖܹ̈ܐ ܠܲܕܼܚܵܐܲܪ ܒܵܟܼ܀</text:p>
          </table:table-cell>
          <table:table-cell/>
          <table:table-cell office:value-type="string" calcext:value-type="string">
            <text:p>https://syriaccorpus.org/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yriaca.org/work/8849</text:p>
          </table:table-cell>
          <table:table-cell office:value-type="string" calcext:value-type="string">
            <text:p>On Repentance and an Admonition</text:p>
          </table:table-cell>
          <table:table-cell office:value-type="string" calcext:value-type="string">
            <text:p>ܥܲܠ ܬܝܵܒܼܘܼܬܼܵܐ ܘܡܲܪܬܿܝܵܢܘܼܬܼܵܐ</text:p>
          </table:table-cell>
          <table:table-cell office:value-type="string" calcext:value-type="string">
            <text:p>ܣܲܓܝܼ ܦܫܝܼܩܵܐ ܐܘܼܪܚܵܐ ܪܲܒܿܬܼܵܐ ܕܲܬܼܝܵܒܼܘܼܬܼܵܐ:</text:p>
          </table:table-cell>
          <table:table-cell/>
          <table:table-cell office:value-type="string" calcext:value-type="string">
            <text:p>https://syriaccorpus.org/36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0T09:24:47.057000000</meta:creation-date>
    <dc:date>2022-02-10T09:26:05.438000000</dc:date>
    <meta:editing-duration>PT1M19S</meta:editing-duration>
    <meta:editing-cycles>1</meta:editing-cycles>
    <meta:generator>LibreOffice/6.2.7.1$Windows_X86_64 LibreOffice_project/23edc44b61b830b7d749943e020e96f5a7df63bf</meta:generator>
    <meta:document-statistic meta:table-count="1" meta:cell-count="565" meta:object-count="0"/>
  </office:meta>
</office:document-meta>
</file>